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4f099" officeooo:paragraph-rsid="0024f099" style:font-size-asian="7pt" style:font-size-complex="7pt"/>
    </style:style>
    <style:style style:name="T1" style:family="text">
      <style:text-properties officeooo:rsid="0026d9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219 5.47</text:p>
      <text:p text:style-name="P2">0818 0.82</text:p>
      <text:p text:style-name="P2">1441 5.41</text:p>
      <text:p text:style-name="P2">2038 0.87</text:p>
      <text:p text:style-name="P2"/>
      <text:p text:style-name="P2">2 - TH</text:p>
      <text:p text:style-name="P2">0303 5.33</text:p>
      <text:p text:style-name="P2">0857 0.92</text:p>
      <text:p text:style-name="P2">1524 5.24</text:p>
      <text:p text:style-name="P2">2117 0.99</text:p>
      <text:p text:style-name="P2"/>
      <text:p text:style-name="P2">3 - F</text:p>
      <text:p text:style-name="P2">0344 5.13</text:p>
      <text:p text:style-name="P2">0936 1.07</text:p>
      <text:p text:style-name="P2">1605 5.02</text:p>
      <text:p text:style-name="P2">2156 1.15</text:p>
      <text:p text:style-name="P2"/>
      <text:p text:style-name="P2">4 - SA</text:p>
      <text:p text:style-name="P2">0424 4.89</text:p>
      <text:p text:style-name="P2">1016 1.25</text:p>
      <text:p text:style-name="P2">1644 4.77</text:p>
      <text:p text:style-name="P2">2237 1.34</text:p>
      <text:p text:style-name="P2"/>
      <text:p text:style-name="P2">5 - SU</text:p>
      <text:p text:style-name="P2">0503 4.65</text:p>
      <text:p text:style-name="P2">1058 1.44</text:p>
      <text:p text:style-name="P2">1721 4.53</text:p>
      <text:p text:style-name="P2">2320 1.54</text:p>
      <text:p text:style-name="P2"/>
      <text:p text:style-name="P2">6 - M</text:p>
      <text:p text:style-name="P2">0540 4.43</text:p>
      <text:p text:style-name="P2">1143 1.63</text:p>
      <text:p text:style-name="P2">1800 4.33</text:p>
      <text:p text:style-name="P2"/>
      <text:p text:style-name="P2"/>
      <text:p text:style-name="P2">7 - TU</text:p>
      <text:p text:style-name="P2">0007 1.72</text:p>
      <text:p text:style-name="P2">0620 4.24</text:p>
      <text:p text:style-name="P2">1233 1.79</text:p>
      <text:p text:style-name="P2">1842 4.17</text:p>
      <text:p text:style-name="P2"/>
      <text:p text:style-name="P2">8 - W</text:p>
      <text:p text:style-name="P2">0100 1.86</text:p>
      <text:p text:style-name="P2">0706 4.12</text:p>
      <text:p text:style-name="P2">1328 1.90</text:p>
      <text:p text:style-name="P2">1932 4.09</text:p>
      <text:p text:style-name="P2"/>
      <text:p text:style-name="P2">9 - TH</text:p>
      <text:p text:style-name="P2">0158 1.93</text:p>
      <text:p text:style-name="P2">0801 4.08</text:p>
      <text:p text:style-name="P2">1429 1.93</text:p>
      <text:p text:style-name="P2">2031 4.09</text:p>
      <text:p text:style-name="P2"/>
      <text:p text:style-name="P2">10 - F</text:p>
      <text:p text:style-name="P2">0300 1.91</text:p>
      <text:p text:style-name="P2">0902 4.13</text:p>
      <text:p text:style-name="P2">1531 1.86</text:p>
      <text:p text:style-name="P2">2133 4.19</text:p>
      <text:p text:style-name="P2"/>
      <text:p text:style-name="P2">11 - SA</text:p>
      <text:p text:style-name="P2">0401 1.78</text:p>
      <text:p text:style-name="P2">1002 4.28</text:p>
      <text:p text:style-name="P2">1630 1.69</text:p>
      <text:p text:style-name="P2">2230 4.39</text:p>
      <text:p text:style-name="P2"/>
      <text:p text:style-name="P2">12 - SU</text:p>
      <text:p text:style-name="P2">0458 1.58</text:p>
      <text:p text:style-name="P2">1056 4.51</text:p>
      <text:p text:style-name="P2">1724 1.46</text:p>
      <text:p text:style-name="P2">2321 4.65</text:p>
      <text:p text:style-name="P2"/>
      <text:p text:style-name="P2">13 - M</text:p>
      <text:p text:style-name="P2">0550 1.33</text:p>
      <text:p text:style-name="P2">1146 4.80</text:p>
      <text:p text:style-name="P2">1814 1.20</text:p>
      <text:p text:style-name="P2"/>
      <text:p text:style-name="P2"/>
      <text:p text:style-name="P2">14 - TU</text:p>
      <text:p text:style-name="P2">0009 4.94</text:p>
      <text:p text:style-name="P2">0638 1.07</text:p>
      <text:p text:style-name="P2">1233 5.09</text:p>
      <text:p text:style-name="P2">1901 0.95</text:p>
      <text:p text:style-name="P2"/>
      <text:p text:style-name="P2">15 - W</text:p>
      <text:p text:style-name="P2">0056 5.23</text:p>
      <text:p text:style-name="P2">0723 0.84</text:p>
      <text:p text:style-name="P2">1318 5.36</text:p>
      <text:p text:style-name="P2">1946 0.74</text:p>
      <text:p text:style-name="P2"/>
      <text:p text:style-name="P2">16 - TH</text:p>
      <text:p text:style-name="P2">0141 5.48</text:p>
      <text:p text:style-name="P2">0807 0.65</text:p>
      <text:p text:style-name="P2">1404 5.58</text:p>
      <text:p text:style-name="P2">2029 0.59</text:p>
      <text:p text:style-name="P2"/>
      <text:p text:style-name="P2">17 - F</text:p>
      <text:p text:style-name="P2">0227 5.67</text:p>
      <text:p text:style-name="P2">0851 0.54</text:p>
      <text:p text:style-name="P2">1450 5.72</text:p>
      <text:p text:style-name="P2">2113 0.52</text:p>
      <text:p text:style-name="P2"/>
      <text:p text:style-name="P2">18 - SA</text:p>
      <text:p text:style-name="P2">0313 5.76</text:p>
      <text:p text:style-name="P2">0934 0.51</text:p>
      <text:p text:style-name="P2">1537 5.77</text:p>
      <text:p text:style-name="P2">2156 0.53</text:p>
      <text:p text:style-name="P2"/>
      <text:p text:style-name="P2">19 - SU</text:p>
      <text:p text:style-name="P2">0401 5.75</text:p>
      <text:p text:style-name="P2">1019 0.57</text:p>
      <text:p text:style-name="P2">1625 5.71</text:p>
      <text:p text:style-name="P2">2242 0.63</text:p>
      <text:p text:style-name="P2"/>
      <text:p text:style-name="P2">20 - M</text:p>
      <text:p text:style-name="P2">0451 5.65</text:p>
      <text:p text:style-name="P2">1106 0.71</text:p>
      <text:p text:style-name="P2">1717 5.57</text:p>
      <text:p text:style-name="P2">2331 0.80</text:p>
      <text:p text:style-name="P2"/>
      <text:p text:style-name="P2">21 - TU</text:p>
      <text:p text:style-name="P2">0544 5.47</text:p>
      <text:p text:style-name="P2">1157 0.90</text:p>
      <text:p text:style-name="P2">1812 5.36</text:p>
      <text:p text:style-name="P2"/>
      <text:p text:style-name="P2"/>
      <text:p text:style-name="P2">22 - W</text:p>
      <text:p text:style-name="P2">0024 1.01</text:p>
      <text:p text:style-name="P2">0641 5.25</text:p>
      <text:p text:style-name="P2">1253 1.12</text:p>
      <text:p text:style-name="P2">1912 5.14</text:p>
      <text:p text:style-name="P2"/>
      <text:p text:style-name="P2">23 - TH</text:p>
      <text:p text:style-name="P2">0124 1.23</text:p>
      <text:p text:style-name="P2">0744 5.04</text:p>
      <text:p text:style-name="P2">1357 1.32</text:p>
      <text:p text:style-name="P2">2018 4.97</text:p>
      <text:p text:style-name="P2"/>
      <text:p text:style-name="P2">24 - F</text:p>
      <text:p text:style-name="P2">0232 1.38</text:p>
      <text:p text:style-name="P2">0852 4.91</text:p>
      <text:p text:style-name="P2">1508 1.42</text:p>
      <text:p text:style-name="P2">2127 4.89</text:p>
      <text:p text:style-name="P2"/>
      <text:p text:style-name="P2">25 - SA</text:p>
      <text:p text:style-name="P2">0344 1.44</text:p>
      <text:p text:style-name="P2">1002 4.89</text:p>
      <text:p text:style-name="P2">1619 1.42</text:p>
      <text:p text:style-name="P2">2236 4.92</text:p>
      <text:p text:style-name="P2"/>
      <text:p text:style-name="P2">26 - SU</text:p>
      <text:p text:style-name="P2">0453 1.38</text:p>
      <text:p text:style-name="P2">1108 4.97</text:p>
      <text:p text:style-name="P2">1724 1.32</text:p>
      <text:p text:style-name="P2">2339 5.03</text:p>
      <text:p text:style-name="P2"/>
      <text:p text:style-name="P2">27 - M</text:p>
      <text:p text:style-name="P2">0553 1.25</text:p>
      <text:p text:style-name="P2">1208 5.10</text:p>
      <text:p text:style-name="P2">1819 1.18</text:p>
      <text:p text:style-name="P2"/>
      <text:p text:style-name="P2"/>
      <text:p text:style-name="P2">28 - TU</text:p>
      <text:p text:style-name="P2">0035 5.17</text:p>
      <text:p text:style-name="P2">0644 1.12</text:p>
      <text:p text:style-name="P2">1301 5.22</text:p>
      <text:p text:style-name="P2">1907 1.06</text:p>
      <text:p text:style-name="P2"/>
      <text:p text:style-name="P2">29 - W</text:p>
      <text:p text:style-name="P2">0125 5.27</text:p>
      <text:p text:style-name="P2">0728 1.01</text:p>
      <text:p text:style-name="P2">1348 5.30</text:p>
      <text:p text:style-name="P2">1948 0.97</text:p>
      <text:p text:style-name="P2"/>
      <text:p text:style-name="P2">30 - TH</text:p>
      <text:p text:style-name="P2">0210 5.31</text:p>
      <text:p text:style-name="P2">0807 0.95</text:p>
      <text:p text:style-name="P2">1431 5.31</text:p>
      <text:p text:style-name="P2">2026 0.93</text:p>
      <text:p text:style-name="P2"/>
      <text:p text:style-name="P2">31 - F</text:p>
      <text:p text:style-name="P2">0251 5.28</text:p>
      <text:p text:style-name="P2">0844 0.93</text:p>
      <text:p text:style-name="P2">1509 5.24</text:p>
      <text:p text:style-name="P2">2101 0.94</text:p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327 5.18</text:p>
      <text:p text:style-name="P2">0919 0.96</text:p>
      <text:p text:style-name="P2">1544 5.11</text:p>
      <text:p text:style-name="P2">2136 1.00</text:p>
      <text:p text:style-name="P2"/>
      <text:p text:style-name="P2">2 - SU</text:p>
      <text:p text:style-name="P2">0359 5.04</text:p>
      <text:p text:style-name="P2">0954 1.04</text:p>
      <text:p text:style-name="P2">1614 4.96</text:p>
      <text:p text:style-name="P2">2212 1.10</text:p>
      <text:p text:style-name="P2"/>
      <text:p text:style-name="P2">3 - M</text:p>
      <text:p text:style-name="P2">0428 4.88</text:p>
      <text:p text:style-name="P2">1030 1.17</text:p>
      <text:p text:style-name="P2">1641 4.80</text:p>
      <text:p text:style-name="P2">2249 1.24</text:p>
      <text:p text:style-name="P2"/>
      <text:p text:style-name="P2">4 - TU</text:p>
      <text:p text:style-name="P2">0454 4.72</text:p>
      <text:p text:style-name="P2">1108 1.32</text:p>
      <text:p text:style-name="P2">1708 4.65</text:p>
      <text:p text:style-name="P2">2328 1.41</text:p>
      <text:p text:style-name="P2"/>
      <text:p text:style-name="P2">5 - W</text:p>
      <text:p text:style-name="P2">0523 4.58</text:p>
      <text:p text:style-name="P2">1149 1.51</text:p>
      <text:p text:style-name="P2">1740 4.51</text:p>
      <text:p text:style-name="P2"/>
      <text:p text:style-name="P2"/>
      <text:p text:style-name="P2">6 - TH</text:p>
      <text:p text:style-name="P2">0011 1.60</text:p>
      <text:p text:style-name="P2">0559 4.44</text:p>
      <text:p text:style-name="P2">1235 1.69</text:p>
      <text:p text:style-name="P2">1821 4.37</text:p>
      <text:p text:style-name="P2"/>
      <text:p text:style-name="P2">7 - F</text:p>
      <text:p text:style-name="P2">0102 1.78</text:p>
      <text:p text:style-name="P2">0647 4.31</text:p>
      <text:p text:style-name="P2">1331 1.85</text:p>
      <text:p text:style-name="P2">1916 4.25</text:p>
      <text:p text:style-name="P2"/>
      <text:p text:style-name="P2">8 - SA</text:p>
      <text:p text:style-name="P2">0204 1.91</text:p>
      <text:p text:style-name="P2">0749 4.21</text:p>
      <text:p text:style-name="P2">1439 1.93</text:p>
      <text:p text:style-name="P2">2025 4.19</text:p>
      <text:p text:style-name="P2"/>
      <text:p text:style-name="P2">9 - SU</text:p>
      <text:p text:style-name="P2">0316 1.91</text:p>
      <text:p text:style-name="P2">0903 4.21</text:p>
      <text:p text:style-name="P2">1552 1.85</text:p>
      <text:p text:style-name="P2">2142 4.28</text:p>
      <text:p text:style-name="P2"/>
      <text:p text:style-name="P2">10 - M</text:p>
      <text:p text:style-name="P2">0427 1.76</text:p>
      <text:p text:style-name="P2">1019 4.39</text:p>
      <text:p text:style-name="P2">1700 1.63</text:p>
      <text:p text:style-name="P2">2253 4.53</text:p>
      <text:p text:style-name="P2"/>
      <text:p text:style-name="P2">11 - TU</text:p>
      <text:p text:style-name="P2">0531 1.48</text:p>
      <text:p text:style-name="P2">1125 4.69</text:p>
      <text:p text:style-name="P2">1759 1.31</text:p>
      <text:p text:style-name="P2">2353 4.88</text:p>
      <text:p text:style-name="P2"/>
      <text:p text:style-name="P2">12 - W</text:p>
      <text:p text:style-name="P2">0625 1.13</text:p>
      <text:p text:style-name="P2">1219 5.07</text:p>
      <text:p text:style-name="P2">1849 0.96</text:p>
      <text:p text:style-name="P2"/>
      <text:p text:style-name="P2"/>
      <text:p text:style-name="P2">13 - TH</text:p>
      <text:p text:style-name="P2">0044 5.26</text:p>
      <text:p text:style-name="P2">0713 0.80</text:p>
      <text:p text:style-name="P2">1308 5.44</text:p>
      <text:p text:style-name="P2">1935 0.65</text:p>
      <text:p text:style-name="P2"/>
      <text:p text:style-name="P2">14 - F</text:p>
      <text:p text:style-name="P2">0131 5.60</text:p>
      <text:p text:style-name="P2">0757 0.52</text:p>
      <text:p text:style-name="P2">1354 5.75</text:p>
      <text:p text:style-name="P2">2018 0.41</text:p>
      <text:p text:style-name="P2"/>
      <text:p text:style-name="P2">15 - SA</text:p>
      <text:p text:style-name="P2">0217 5.87</text:p>
      <text:p text:style-name="P2">0839 0.33</text:p>
      <text:p text:style-name="P2">1439 5.96</text:p>
      <text:p text:style-name="P2">2059 0.27</text:p>
      <text:p text:style-name="P2"/>
      <text:p text:style-name="P2">16 - SU</text:p>
      <text:p text:style-name="P2">0301 6.02</text:p>
      <text:p text:style-name="P2">0919 0.25</text:p>
      <text:p text:style-name="P2">1523 6.05</text:p>
      <text:p text:style-name="P2">2139 0.26</text:p>
      <text:p text:style-name="P2"/>
      <text:p text:style-name="P2">17 - M</text:p>
      <text:p text:style-name="P2">0345 6.04</text:p>
      <text:p text:style-name="P2">1000 0.30</text:p>
      <text:p text:style-name="P2">1608 5.99</text:p>
      <text:p text:style-name="P2">2220 0.36</text:p>
      <text:p text:style-name="P2"/>
      <text:p text:style-name="P2">18 - TU</text:p>
      <text:p text:style-name="P2">0431 5.91</text:p>
      <text:p text:style-name="P2">1041 0.46</text:p>
      <text:p text:style-name="P2">1655 5.80</text:p>
      <text:p text:style-name="P2">2303 0.58</text:p>
      <text:p text:style-name="P2"/>
      <text:p text:style-name="P2">19 - W</text:p>
      <text:p text:style-name="P2">0519 5.66</text:p>
      <text:p text:style-name="P2">1125 0.72</text:p>
      <text:p text:style-name="P2">1744 5.50</text:p>
      <text:p text:style-name="P2">2349 0.88</text:p>
      <text:p text:style-name="P2"/>
      <text:p text:style-name="P2">20 - TH</text:p>
      <text:p text:style-name="P2">0611 5.32</text:p>
      <text:p text:style-name="P2">1215 1.06</text:p>
      <text:p text:style-name="P2">1840 5.14</text:p>
      <text:p text:style-name="P2"/>
      <text:p text:style-name="P2"/>
      <text:p text:style-name="P2">21 - F</text:p>
      <text:p text:style-name="P2">0042 1.23</text:p>
      <text:p text:style-name="P2">0711 4.96</text:p>
      <text:p text:style-name="P2">1313 1.40</text:p>
      <text:p text:style-name="P2">1944 4.80</text:p>
      <text:p text:style-name="P2"/>
      <text:p text:style-name="P2">22 - SA</text:p>
      <text:p text:style-name="P2">0147 1.56</text:p>
      <text:p text:style-name="P2">0821 4.67</text:p>
      <text:p text:style-name="P2">1426 1.67</text:p>
      <text:p text:style-name="P2">2100 4.58</text:p>
      <text:p text:style-name="P2"/>
      <text:p text:style-name="P2">23 - SU</text:p>
      <text:p text:style-name="P2">0308 1.75</text:p>
      <text:p text:style-name="P2">0940 4.55</text:p>
      <text:p text:style-name="P2">1552 1.76</text:p>
      <text:p text:style-name="P2">2219 4.57</text:p>
      <text:p text:style-name="P2"/>
      <text:p text:style-name="P2">24 - M</text:p>
      <text:p text:style-name="P2">0434 1.72</text:p>
      <text:p text:style-name="P2">1056 4.63</text:p>
      <text:p text:style-name="P2">1711 1.65</text:p>
      <text:p text:style-name="P2">2329 4.72</text:p>
      <text:p text:style-name="P2"/>
      <text:p text:style-name="P2">25 - TU</text:p>
      <text:p text:style-name="P2">0543 1.54</text:p>
      <text:p text:style-name="P2">1200 4.83</text:p>
      <text:p text:style-name="P2">1811 1.43</text:p>
      <text:p text:style-name="P2"/>
      <text:p text:style-name="P2"/>
      <text:p text:style-name="P2">26 - W</text:p>
      <text:p text:style-name="P2">0027 4.94</text:p>
      <text:p text:style-name="P2">0635 1.32</text:p>
      <text:p text:style-name="P2">1252 5.04</text:p>
      <text:p text:style-name="P2">1856 1.22</text:p>
      <text:p text:style-name="P2"/>
      <text:p text:style-name="P2">27 - TH</text:p>
      <text:p text:style-name="P2">0115 5.13</text:p>
      <text:p text:style-name="P2">0715 1.12</text:p>
      <text:p text:style-name="P2">1336 5.20</text:p>
      <text:p text:style-name="P2">1933 1.04</text:p>
      <text:p text:style-name="P2"/>
      <text:p text:style-name="P2">28 - F</text:p>
      <text:p text:style-name="P2">0156 5.25</text:p>
      <text:p text:style-name="P2">0751 0.97</text:p>
      <text:p text:style-name="P2">1414 5.28</text:p>
      <text:p text:style-name="P2">2007 0.91</text:p>
      <text:p text:style-name="P2"/>
      <text:p text:style-name="P2">29 - SA</text:p>
      <text:p text:style-name="P2">0231 5.29</text:p>
      <text:p text:style-name="P2">0823 0.87</text:p>
      <text:p text:style-name="P2">1447 5.28</text:p>
      <text:p text:style-name="P2">2039 0.8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301 5.26</text:p>
      <text:p text:style-name="P2">0854 0.82</text:p>
      <text:p text:style-name="P2">1514 5.23</text:p>
      <text:p text:style-name="P2">2110 0.82</text:p>
      <text:p text:style-name="P2"/>
      <text:p text:style-name="P2">2 - M</text:p>
      <text:p text:style-name="P2">0326 5.19</text:p>
      <text:p text:style-name="P2">0926 0.84</text:p>
      <text:p text:style-name="P2">1538 5.15</text:p>
      <text:p text:style-name="P2">2142 0.87</text:p>
      <text:p text:style-name="P2"/>
      <text:p text:style-name="P2">3 - TU</text:p>
      <text:p text:style-name="P2">0348 5.11</text:p>
      <text:p text:style-name="P2">0959 0.92</text:p>
      <text:p text:style-name="P2">1559 5.06</text:p>
      <text:p text:style-name="P2">2215 0.99</text:p>
      <text:p text:style-name="P2"/>
      <text:p text:style-name="P2">4 - W</text:p>
      <text:p text:style-name="P2">0412 5.02</text:p>
      <text:p text:style-name="P2">1032 1.06</text:p>
      <text:p text:style-name="P2">1625 4.96</text:p>
      <text:p text:style-name="P2">2250 1.16</text:p>
      <text:p text:style-name="P2"/>
      <text:p text:style-name="P2">5 - TH</text:p>
      <text:p text:style-name="P2">0440 4.90</text:p>
      <text:p text:style-name="P2">1108 1.26</text:p>
      <text:p text:style-name="P2">1657 4.83</text:p>
      <text:p text:style-name="P2">2328 1.38</text:p>
      <text:p text:style-name="P2"/>
      <text:p text:style-name="P2">6 - F</text:p>
      <text:p text:style-name="P2">0517 4.74</text:p>
      <text:p text:style-name="P2">1150 1.51</text:p>
      <text:p text:style-name="P2">1738 4.64</text:p>
      <text:p text:style-name="P2"/>
      <text:p text:style-name="P2"/>
      <text:p text:style-name="P2">7 - SA</text:p>
      <text:p text:style-name="P2">0014 1.63</text:p>
      <text:p text:style-name="P2">0603 4.53</text:p>
      <text:p text:style-name="P2">1242 1.76</text:p>
      <text:p text:style-name="P2">1832 4.42</text:p>
      <text:p text:style-name="P2"/>
      <text:p text:style-name="P2">8 - SU</text:p>
      <text:p text:style-name="P2">0115 1.87</text:p>
      <text:p text:style-name="P2">0705 4.31</text:p>
      <text:p text:style-name="P2">1354 1.95</text:p>
      <text:p text:style-name="P2">1943 4.24</text:p>
      <text:p text:style-name="P2"/>
      <text:p text:style-name="P2">9 - M</text:p>
      <text:p text:style-name="P2">0238 1.98</text:p>
      <text:p text:style-name="P2">0826 4.21</text:p>
      <text:p text:style-name="P2">1523 1.94</text:p>
      <text:p text:style-name="P2">2111 4.24</text:p>
      <text:p text:style-name="P2"/>
      <text:p text:style-name="P2">10 - TU</text:p>
      <text:p text:style-name="P2">0405 1.84</text:p>
      <text:p text:style-name="P2">0955 4.35</text:p>
      <text:p text:style-name="P2">1642 1.69</text:p>
      <text:p text:style-name="P2">2235 4.51</text:p>
      <text:p text:style-name="P2"/>
      <text:p text:style-name="P2">11 - W</text:p>
      <text:p text:style-name="P2">0515 1.50</text:p>
      <text:p text:style-name="P2">1109 4.71</text:p>
      <text:p text:style-name="P2">1745 1.29</text:p>
      <text:p text:style-name="P2">2339 4.93</text:p>
      <text:p text:style-name="P2"/>
      <text:p text:style-name="P2">12 - TH</text:p>
      <text:p text:style-name="P2">0611 1.07</text:p>
      <text:p text:style-name="P2">1206 5.16</text:p>
      <text:p text:style-name="P2">1836 0.86</text:p>
      <text:p text:style-name="P2"/>
      <text:p text:style-name="P2"/>
      <text:p text:style-name="P2">13 - F</text:p>
      <text:p text:style-name="P2">0031 5.39</text:p>
      <text:p text:style-name="P2">0658 0.67</text:p>
      <text:p text:style-name="P2">1255 5.60</text:p>
      <text:p text:style-name="P2">1920 0.49</text:p>
      <text:p text:style-name="P2"/>
      <text:p text:style-name="P2">14 - SA</text:p>
      <text:p text:style-name="P2">0117 5.79</text:p>
      <text:p text:style-name="P2">0741 0.34</text:p>
      <text:p text:style-name="P2">1339 5.95</text:p>
      <text:p text:style-name="P2">2001 0.22</text:p>
      <text:p text:style-name="P2"/>
      <text:p text:style-name="P2">15 - SU</text:p>
      <text:p text:style-name="P2">0201 6.08</text:p>
      <text:p text:style-name="P2">0820 0.13</text:p>
      <text:p text:style-name="P2">1422 6.18</text:p>
      <text:p text:style-name="P2">2039 0.08</text:p>
      <text:p text:style-name="P2"/>
      <text:p text:style-name="P2">16 - M</text:p>
      <text:p text:style-name="P2">0243 6.23</text:p>
      <text:p text:style-name="P2">0858 0.07</text:p>
      <text:p text:style-name="P2">1504 6.24</text:p>
      <text:p text:style-name="P2">2117 0.09</text:p>
      <text:p text:style-name="P2"/>
      <text:p text:style-name="P2">17 - TU</text:p>
      <text:p text:style-name="P2">0325 6.21</text:p>
      <text:p text:style-name="P2">0936 0.14</text:p>
      <text:p text:style-name="P2">1547 6.13</text:p>
      <text:p text:style-name="P2">2155 0.23</text:p>
      <text:p text:style-name="P2"/>
      <text:p text:style-name="P2">18 - W</text:p>
      <text:p text:style-name="P2">0408 6.02</text:p>
      <text:p text:style-name="P2">1014 0.36</text:p>
      <text:p text:style-name="P2">1631 5.87</text:p>
      <text:p text:style-name="P2">2234 0.51</text:p>
      <text:p text:style-name="P2"/>
      <text:p text:style-name="P2">19 - TH</text:p>
      <text:p text:style-name="P2">0454 5.69</text:p>
      <text:p text:style-name="P2">1055 0.69</text:p>
      <text:p text:style-name="P2">1718 5.48</text:p>
      <text:p text:style-name="P2">2317 0.89</text:p>
      <text:p text:style-name="P2"/>
      <text:p text:style-name="P2">20 - F</text:p>
      <text:p text:style-name="P2">0543 5.25</text:p>
      <text:p text:style-name="P2">1141 1.10</text:p>
      <text:p text:style-name="P2">1811 5.02</text:p>
      <text:p text:style-name="P2"/>
      <text:p text:style-name="P2"/>
      <text:p text:style-name="P2">21 - SA</text:p>
      <text:p text:style-name="P2">0007 1.32</text:p>
      <text:p text:style-name="P2">0641 4.80</text:p>
      <text:p text:style-name="P2">1236 1.54</text:p>
      <text:p text:style-name="P2">1916 4.59</text:p>
      <text:p text:style-name="P2"/>
      <text:p text:style-name="P2">22 - SU</text:p>
      <text:p text:style-name="P2">0110 1.74</text:p>
      <text:p text:style-name="P2">0755 4.42</text:p>
      <text:p text:style-name="P2">1351 1.90</text:p>
      <text:p text:style-name="P2">2038 4.32</text:p>
      <text:p text:style-name="P2"/>
      <text:p text:style-name="P2">23 - M</text:p>
      <text:p text:style-name="P2">0238 1.99</text:p>
      <text:p text:style-name="P2">0923 4.28</text:p>
      <text:p text:style-name="P2">1530 2.01</text:p>
      <text:p text:style-name="P2">2206 4.32</text:p>
      <text:p text:style-name="P2"/>
      <text:p text:style-name="P2">24 - TU</text:p>
      <text:p text:style-name="P2">0418 1.96</text:p>
      <text:p text:style-name="P2">1045 4.41</text:p>
      <text:p text:style-name="P2">1658 1.85</text:p>
      <text:p text:style-name="P2">2319 4.54</text:p>
      <text:p text:style-name="P2"/>
      <text:p text:style-name="P2">25 - W</text:p>
      <text:p text:style-name="P2">0530 1.72</text:p>
      <text:p text:style-name="P2">1148 4.67</text:p>
      <text:p text:style-name="P2">1755 1.58</text:p>
      <text:p text:style-name="P2"/>
      <text:p text:style-name="P2"/>
      <text:p text:style-name="P2">26 - TH</text:p>
      <text:p text:style-name="P2">0014 4.81</text:p>
      <text:p text:style-name="P2">0617 1.44</text:p>
      <text:p text:style-name="P2">1237 4.93</text:p>
      <text:p text:style-name="P2">1836 1.31</text:p>
      <text:p text:style-name="P2"/>
      <text:p text:style-name="P2">27 - F</text:p>
      <text:p text:style-name="P2">0057 5.03</text:p>
      <text:p text:style-name="P2">0653 1.19</text:p>
      <text:p text:style-name="P2">1316 5.12</text:p>
      <text:p text:style-name="P2">1909 1.08</text:p>
      <text:p text:style-name="P2"/>
      <text:p text:style-name="P2">28 - SA</text:p>
      <text:p text:style-name="P2">0133 5.19</text:p>
      <text:p text:style-name="P2">0725 0.98</text:p>
      <text:p text:style-name="P2">1349 5.23</text:p>
      <text:p text:style-name="P2">1940 0.90</text:p>
      <text:p text:style-name="P2"/>
      <text:p text:style-name="P2">29 - SU</text:p>
      <text:p text:style-name="P2">0203 5.26</text:p>
      <text:p text:style-name="P2">0755 0.83</text:p>
      <text:p text:style-name="P2">1416 5.28</text:p>
      <text:p text:style-name="P2">2010 0.77</text:p>
      <text:p text:style-name="P2"/>
      <text:p text:style-name="P2">30 - M</text:p>
      <text:p text:style-name="P2">0228 5.29</text:p>
      <text:p text:style-name="P2">0825 0.73</text:p>
      <text:p text:style-name="P2">1439 5.29</text:p>
      <text:p text:style-name="P2">2040 0.71</text:p>
      <text:p text:style-name="P2"/>
      <text:p text:style-name="P2">31 - TU</text:p>
      <text:p text:style-name="P2">0249 5.29</text:p>
      <text:p text:style-name="P2">0855 0.71</text:p>
      <text:p text:style-name="P2">1459 5.29</text:p>
      <text:p text:style-name="P2">2111 0.73</text:p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310 5.28</text:p>
      <text:p text:style-name="P2">0927 0.77</text:p>
      <text:p text:style-name="P2">1522 5.26</text:p>
      <text:p text:style-name="P2">2143 0.83</text:p>
      <text:p text:style-name="P2"/>
      <text:p text:style-name="P2">2 - TH</text:p>
      <text:p text:style-name="P2">0336 5.24</text:p>
      <text:p text:style-name="P2">0959 0.90</text:p>
      <text:p text:style-name="P2">1551 5.19</text:p>
      <text:p text:style-name="P2">2217 1.00</text:p>
      <text:p text:style-name="P2"/>
      <text:p text:style-name="P2">3 - F</text:p>
      <text:p text:style-name="P2">0408 5.13</text:p>
      <text:p text:style-name="P2">1035 1.11</text:p>
      <text:p text:style-name="P2">1626 5.04</text:p>
      <text:p text:style-name="P2">2254 1.24</text:p>
      <text:p text:style-name="P2"/>
      <text:p text:style-name="P2">4 - SA</text:p>
      <text:p text:style-name="P2">0447 4.94</text:p>
      <text:p text:style-name="P2">1115 1.38</text:p>
      <text:p text:style-name="P2">1710 4.81</text:p>
      <text:p text:style-name="P2">2340 1.52</text:p>
      <text:p text:style-name="P2"/>
      <text:p text:style-name="P2">5 - SU</text:p>
      <text:p text:style-name="P2">0536 4.68</text:p>
      <text:p text:style-name="P2">1208 1.67</text:p>
      <text:p text:style-name="P2">1806 4.54</text:p>
      <text:p text:style-name="P2"/>
      <text:p text:style-name="P2"/>
      <text:p text:style-name="P2">6 - M</text:p>
      <text:p text:style-name="P2">0042 1.81</text:p>
      <text:p text:style-name="P2">0641 4.41</text:p>
      <text:p text:style-name="P2">1324 1.91</text:p>
      <text:p text:style-name="P2">1921 4.32</text:p>
      <text:p text:style-name="P2"/>
      <text:p text:style-name="P2">7 - TU</text:p>
      <text:p text:style-name="P2">0212 1.94</text:p>
      <text:p text:style-name="P2">0805 4.28</text:p>
      <text:p text:style-name="P2">1500 1.90</text:p>
      <text:p text:style-name="P2">2052 4.33</text:p>
      <text:p text:style-name="P2"/>
      <text:p text:style-name="P2">8 - W</text:p>
      <text:p text:style-name="P2">0345 1.79</text:p>
      <text:p text:style-name="P2">0937 4.44</text:p>
      <text:p text:style-name="P2">1623 1.61</text:p>
      <text:p text:style-name="P2">2216 4.62</text:p>
      <text:p text:style-name="P2"/>
      <text:p text:style-name="P2">9 - TH</text:p>
      <text:p text:style-name="P2">0456 1.41</text:p>
      <text:p text:style-name="P2">1050 4.84</text:p>
      <text:p text:style-name="P2">1725 1.18</text:p>
      <text:p text:style-name="P2">2320 5.07</text:p>
      <text:p text:style-name="P2"/>
      <text:p text:style-name="P2">10 - F</text:p>
      <text:p text:style-name="P2">0551 0.96</text:p>
      <text:p text:style-name="P2">1147 5.31</text:p>
      <text:p text:style-name="P2">1815 0.75</text:p>
      <text:p text:style-name="P2"/>
      <text:p text:style-name="P2"/>
      <text:p text:style-name="P2">11 - SA</text:p>
      <text:p text:style-name="P2">0012 5.54</text:p>
      <text:p text:style-name="P2">0638 0.55</text:p>
      <text:p text:style-name="P2">1235 5.74</text:p>
      <text:p text:style-name="P2">1859 0.39</text:p>
      <text:p text:style-name="P2"/>
      <text:p text:style-name="P2">12 - SU</text:p>
      <text:p text:style-name="P2">0057 5.92</text:p>
      <text:p text:style-name="P2">0719 0.25</text:p>
      <text:p text:style-name="P2">1319 6.07</text:p>
      <text:p text:style-name="P2">1938 0.14</text:p>
      <text:p text:style-name="P2"/>
      <text:p text:style-name="P2">13 - M</text:p>
      <text:p text:style-name="P2">0140 6.18</text:p>
      <text:p text:style-name="P2">0757 0.07</text:p>
      <text:p text:style-name="P2">1401 6.25</text:p>
      <text:p text:style-name="P2">2016 0.04</text:p>
      <text:p text:style-name="P2"/>
      <text:p text:style-name="P2">14 - TU</text:p>
      <text:p text:style-name="P2">0222 6.28</text:p>
      <text:p text:style-name="P2">0835 0.05</text:p>
      <text:p text:style-name="P2">1443 6.26</text:p>
      <text:p text:style-name="P2">2053 0.09</text:p>
      <text:p text:style-name="P2"/>
      <text:p text:style-name="P2">15 - W</text:p>
      <text:p text:style-name="P2">0304 6.19</text:p>
      <text:p text:style-name="P2">0911 0.17</text:p>
      <text:p text:style-name="P2">1525 6.09</text:p>
      <text:p text:style-name="P2">2130 0.28</text:p>
      <text:p text:style-name="P2"/>
      <text:p text:style-name="P2">16 - TH</text:p>
      <text:p text:style-name="P2">0347 5.95</text:p>
      <text:p text:style-name="P2">0949 0.42</text:p>
      <text:p text:style-name="P2">1609 5.77</text:p>
      <text:p text:style-name="P2">2209 0.59</text:p>
      <text:p text:style-name="P2"/>
      <text:p text:style-name="P2">17 - F</text:p>
      <text:p text:style-name="P2">0431 5.57</text:p>
      <text:p text:style-name="P2">1029 0.79</text:p>
      <text:p text:style-name="P2">1655 5.34</text:p>
      <text:p text:style-name="P2">2251 1.00</text:p>
      <text:p text:style-name="P2"/>
      <text:p text:style-name="P2">18 - SA</text:p>
      <text:p text:style-name="P2">0520 5.10</text:p>
      <text:p text:style-name="P2">1114 1.22</text:p>
      <text:p text:style-name="P2">1747 4.86</text:p>
      <text:p text:style-name="P2">2340 1.44</text:p>
      <text:p text:style-name="P2"/>
      <text:p text:style-name="P2">19 - SU</text:p>
      <text:p text:style-name="P2">0618 4.63</text:p>
      <text:p text:style-name="P2">1209 1.66</text:p>
      <text:p text:style-name="P2">1853 4.42</text:p>
      <text:p text:style-name="P2"/>
      <text:p text:style-name="P2"/>
      <text:p text:style-name="P2">20 - M</text:p>
      <text:p text:style-name="P2">0043 1.86</text:p>
      <text:p text:style-name="P2">0734 4.26</text:p>
      <text:p text:style-name="P2">1323 2.01</text:p>
      <text:p text:style-name="P2">2019 4.17</text:p>
      <text:p text:style-name="P2"/>
      <text:p text:style-name="P2">21 - TU</text:p>
      <text:p text:style-name="P2">0210 2.11</text:p>
      <text:p text:style-name="P2">0905 4.14</text:p>
      <text:p text:style-name="P2">1502 2.12</text:p>
      <text:p text:style-name="P2">2148 4.19</text:p>
      <text:p text:style-name="P2"/>
      <text:p text:style-name="P2">22 - W</text:p>
      <text:p text:style-name="P2">0350 2.07</text:p>
      <text:p text:style-name="P2">1025 4.29</text:p>
      <text:p text:style-name="P2">1629 1.96</text:p>
      <text:p text:style-name="P2">2258 4.41</text:p>
      <text:p text:style-name="P2"/>
      <text:p text:style-name="P2">23 - TH</text:p>
      <text:p text:style-name="P2">0459 1.83</text:p>
      <text:p text:style-name="P2">1125 4.54</text:p>
      <text:p text:style-name="P2">1723 1.69</text:p>
      <text:p text:style-name="P2">2349 4.66</text:p>
      <text:p text:style-name="P2"/>
      <text:p text:style-name="P2">24 - F</text:p>
      <text:p text:style-name="P2">0544 1.55</text:p>
      <text:p text:style-name="P2">1211 4.78</text:p>
      <text:p text:style-name="P2">1802 1.42</text:p>
      <text:p text:style-name="P2"/>
      <text:p text:style-name="P2"/>
      <text:p text:style-name="P2">25 - SA</text:p>
      <text:p text:style-name="P2">0029 4.88</text:p>
      <text:p text:style-name="P2">0619 1.29</text:p>
      <text:p text:style-name="P2">1247 4.96</text:p>
      <text:p text:style-name="P2">1836 1.17</text:p>
      <text:p text:style-name="P2"/>
      <text:p text:style-name="P2">26 - SU</text:p>
      <text:p text:style-name="P2">0102 5.04</text:p>
      <text:p text:style-name="P2">0651 1.06</text:p>
      <text:p text:style-name="P2">1316 5.09</text:p>
      <text:p text:style-name="P2">1907 0.96</text:p>
      <text:p text:style-name="P2"/>
      <text:p text:style-name="P2">27 - M</text:p>
      <text:p text:style-name="P2">0128 5.14</text:p>
      <text:p text:style-name="P2">0722 0.87</text:p>
      <text:p text:style-name="P2">1339 5.19</text:p>
      <text:p text:style-name="P2">1938 0.80</text:p>
      <text:p text:style-name="P2"/>
      <text:p text:style-name="P2">28 - TU</text:p>
      <text:p text:style-name="P2">0150 5.23</text:p>
      <text:p text:style-name="P2">0754 0.75</text:p>
      <text:p text:style-name="P2">1401 5.27</text:p>
      <text:p text:style-name="P2">2010 0.72</text:p>
      <text:p text:style-name="P2"/>
      <text:p text:style-name="P2">29 - W</text:p>
      <text:p text:style-name="P2">0212 5.31</text:p>
      <text:p text:style-name="P2">0826 0.70</text:p>
      <text:p text:style-name="P2">1424 5.34</text:p>
      <text:p text:style-name="P2">2042 0.70</text:p>
      <text:p text:style-name="P2"/>
      <text:p text:style-name="P2">30 - TH</text:p>
      <text:p text:style-name="P2">0237 5.35</text:p>
      <text:p text:style-name="P2">0858 0.73</text:p>
      <text:p text:style-name="P2">1452 5.36</text:p>
      <text:p text:style-name="P2">2115 0.7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308 5.34</text:p>
      <text:p text:style-name="P2">0933 0.84</text:p>
      <text:p text:style-name="P2">1526 5.31</text:p>
      <text:p text:style-name="P2">2151 0.93</text:p>
      <text:p text:style-name="P2"/>
      <text:p text:style-name="P2">2 - SA</text:p>
      <text:p text:style-name="P2">0345 5.25</text:p>
      <text:p text:style-name="P2">1011 1.03</text:p>
      <text:p text:style-name="P2">1606 5.16</text:p>
      <text:p text:style-name="P2">2231 1.15</text:p>
      <text:p text:style-name="P2"/>
      <text:p text:style-name="P2">3 - SU</text:p>
      <text:p text:style-name="P2">0429 5.06</text:p>
      <text:p text:style-name="P2">1054 1.28</text:p>
      <text:p text:style-name="P2">1654 4.93</text:p>
      <text:p text:style-name="P2">2320 1.42</text:p>
      <text:p text:style-name="P2"/>
      <text:p text:style-name="P2">4 - M</text:p>
      <text:p text:style-name="P2">0522 4.80</text:p>
      <text:p text:style-name="P2">1151 1.55</text:p>
      <text:p text:style-name="P2">1753 4.68</text:p>
      <text:p text:style-name="P2"/>
      <text:p text:style-name="P2"/>
      <text:p text:style-name="P2">5 - TU</text:p>
      <text:p text:style-name="P2">0026 1.67</text:p>
      <text:p text:style-name="P2">0629 4.57</text:p>
      <text:p text:style-name="P2">1307 1.75</text:p>
      <text:p text:style-name="P2">1908 4.50</text:p>
      <text:p text:style-name="P2"/>
      <text:p text:style-name="P2">6 - W</text:p>
      <text:p text:style-name="P2">0152 1.77</text:p>
      <text:p text:style-name="P2">0750 4.49</text:p>
      <text:p text:style-name="P2">1437 1.73</text:p>
      <text:p text:style-name="P2">2033 4.54</text:p>
      <text:p text:style-name="P2"/>
      <text:p text:style-name="P2">7 - TH</text:p>
      <text:p text:style-name="P2">0318 1.62</text:p>
      <text:p text:style-name="P2">0913 4.65</text:p>
      <text:p text:style-name="P2">1555 1.47</text:p>
      <text:p text:style-name="P2">2151 4.81</text:p>
      <text:p text:style-name="P2"/>
      <text:p text:style-name="P2">8 - F</text:p>
      <text:p text:style-name="P2">0428 1.29</text:p>
      <text:p text:style-name="P2">1024 5.00</text:p>
      <text:p text:style-name="P2">1657 1.10</text:p>
      <text:p text:style-name="P2">2254 5.20</text:p>
      <text:p text:style-name="P2"/>
      <text:p text:style-name="P2">9 - SA</text:p>
      <text:p text:style-name="P2">0524 0.90</text:p>
      <text:p text:style-name="P2">1121 5.40</text:p>
      <text:p text:style-name="P2">1749 0.72</text:p>
      <text:p text:style-name="P2">2347 5.59</text:p>
      <text:p text:style-name="P2"/>
      <text:p text:style-name="P2">10 - SU</text:p>
      <text:p text:style-name="P2">0611 0.56</text:p>
      <text:p text:style-name="P2">1211 5.76</text:p>
      <text:p text:style-name="P2">1833 0.42</text:p>
      <text:p text:style-name="P2"/>
      <text:p text:style-name="P2"/>
      <text:p text:style-name="P2">11 - M</text:p>
      <text:p text:style-name="P2">0034 5.91</text:p>
      <text:p text:style-name="P2">0654 0.32</text:p>
      <text:p text:style-name="P2">1257 6.02</text:p>
      <text:p text:style-name="P2">1914 0.24</text:p>
      <text:p text:style-name="P2"/>
      <text:p text:style-name="P2">12 - TU</text:p>
      <text:p text:style-name="P2">0119 6.09</text:p>
      <text:p text:style-name="P2">0734 0.19</text:p>
      <text:p text:style-name="P2">1341 6.13</text:p>
      <text:p text:style-name="P2">1953 0.18</text:p>
      <text:p text:style-name="P2"/>
      <text:p text:style-name="P2">13 - W</text:p>
      <text:p text:style-name="P2">0202 6.13</text:p>
      <text:p text:style-name="P2">0812 0.21</text:p>
      <text:p text:style-name="P2">1424 6.09</text:p>
      <text:p text:style-name="P2">2031 0.26</text:p>
      <text:p text:style-name="P2"/>
      <text:p text:style-name="P2">14 - TH</text:p>
      <text:p text:style-name="P2">0245 6.01</text:p>
      <text:p text:style-name="P2">0850 0.35</text:p>
      <text:p text:style-name="P2">1507 5.90</text:p>
      <text:p text:style-name="P2">2109 0.46</text:p>
      <text:p text:style-name="P2"/>
      <text:p text:style-name="P2">15 - F</text:p>
      <text:p text:style-name="P2">0329 5.75</text:p>
      <text:p text:style-name="P2">0929 0.60</text:p>
      <text:p text:style-name="P2">1551 5.58</text:p>
      <text:p text:style-name="P2">2149 0.76</text:p>
      <text:p text:style-name="P2"/>
      <text:p text:style-name="P2">16 - SA</text:p>
      <text:p text:style-name="P2">0414 5.39</text:p>
      <text:p text:style-name="P2">1010 0.93</text:p>
      <text:p text:style-name="P2">1638 5.18</text:p>
      <text:p text:style-name="P2">2232 1.12</text:p>
      <text:p text:style-name="P2"/>
      <text:p text:style-name="P2">17 - SU</text:p>
      <text:p text:style-name="P2">0503 4.97</text:p>
      <text:p text:style-name="P2">1056 1.31</text:p>
      <text:p text:style-name="P2">1730 4.75</text:p>
      <text:p text:style-name="P2">2321 1.51</text:p>
      <text:p text:style-name="P2"/>
      <text:p text:style-name="P2">18 - M</text:p>
      <text:p text:style-name="P2">0600 4.56</text:p>
      <text:p text:style-name="P2">1150 1.69</text:p>
      <text:p text:style-name="P2">1834 4.38</text:p>
      <text:p text:style-name="P2"/>
      <text:p text:style-name="P2"/>
      <text:p text:style-name="P2">19 - TU</text:p>
      <text:p text:style-name="P2">0021 1.85</text:p>
      <text:p text:style-name="P2">0711 4.24</text:p>
      <text:p text:style-name="P2">1257 1.98</text:p>
      <text:p text:style-name="P2">1952 4.15</text:p>
      <text:p text:style-name="P2"/>
      <text:p text:style-name="P2">20 - W</text:p>
      <text:p text:style-name="P2">0136 2.07</text:p>
      <text:p text:style-name="P2">0833 4.11</text:p>
      <text:p text:style-name="P2">1418 2.10</text:p>
      <text:p text:style-name="P2">2113 4.13</text:p>
      <text:p text:style-name="P2"/>
      <text:p text:style-name="P2">21 - TH</text:p>
      <text:p text:style-name="P2">0259 2.08</text:p>
      <text:p text:style-name="P2">0949 4.18</text:p>
      <text:p text:style-name="P2">1535 2.02</text:p>
      <text:p text:style-name="P2">2220 4.26</text:p>
      <text:p text:style-name="P2"/>
      <text:p text:style-name="P2">22 - F</text:p>
      <text:p text:style-name="P2">0407 1.93</text:p>
      <text:p text:style-name="P2">1048 4.35</text:p>
      <text:p text:style-name="P2">1633 1.82</text:p>
      <text:p text:style-name="P2">2312 4.45</text:p>
      <text:p text:style-name="P2"/>
      <text:p text:style-name="P2">23 - SA</text:p>
      <text:p text:style-name="P2">0457 1.70</text:p>
      <text:p text:style-name="P2">1133 4.54</text:p>
      <text:p text:style-name="P2">1718 1.58</text:p>
      <text:p text:style-name="P2">2351 4.63</text:p>
      <text:p text:style-name="P2"/>
      <text:p text:style-name="P2">24 - SU</text:p>
      <text:p text:style-name="P2">0537 1.46</text:p>
      <text:p text:style-name="P2">1208 4.71</text:p>
      <text:p text:style-name="P2">1756 1.34</text:p>
      <text:p text:style-name="P2"/>
      <text:p text:style-name="P2"/>
      <text:p text:style-name="P2">25 - M</text:p>
      <text:p text:style-name="P2">0022 4.79</text:p>
      <text:p text:style-name="P2">0614 1.22</text:p>
      <text:p text:style-name="P2">1236 4.87</text:p>
      <text:p text:style-name="P2">1832 1.12</text:p>
      <text:p text:style-name="P2"/>
      <text:p text:style-name="P2">26 - TU</text:p>
      <text:p text:style-name="P2">0048 4.94</text:p>
      <text:p text:style-name="P2">0649 1.02</text:p>
      <text:p text:style-name="P2">1300 5.02</text:p>
      <text:p text:style-name="P2">1907 0.94</text:p>
      <text:p text:style-name="P2"/>
      <text:p text:style-name="P2">27 - W</text:p>
      <text:p text:style-name="P2">0113 5.10</text:p>
      <text:p text:style-name="P2">0724 0.87</text:p>
      <text:p text:style-name="P2">1326 5.17</text:p>
      <text:p text:style-name="P2">1942 0.82</text:p>
      <text:p text:style-name="P2"/>
      <text:p text:style-name="P2">28 - TH</text:p>
      <text:p text:style-name="P2">0140 5.24</text:p>
      <text:p text:style-name="P2">0800 0.78</text:p>
      <text:p text:style-name="P2">1355 5.30</text:p>
      <text:p text:style-name="P2">2018 0.76</text:p>
      <text:p text:style-name="P2"/>
      <text:p text:style-name="P2">29 - F</text:p>
      <text:p text:style-name="P2">0212 5.35</text:p>
      <text:p text:style-name="P2">0836 0.77</text:p>
      <text:p text:style-name="P2">1430 5.37</text:p>
      <text:p text:style-name="P2">2055 0.79</text:p>
      <text:p text:style-name="P2"/>
      <text:p text:style-name="P2">30 - SA</text:p>
      <text:p text:style-name="P2">0249 5.38</text:p>
      <text:p text:style-name="P2">0915 0.82</text:p>
      <text:p text:style-name="P2">1509 5.36</text:p>
      <text:p text:style-name="P2">2135 0.88</text:p>
      <text:p text:style-name="P2"/>
      <text:p text:style-name="P2">31 - SU</text:p>
      <text:p text:style-name="P2">0331 5.33</text:p>
      <text:p text:style-name="P2">0957 0.95</text:p>
      <text:p text:style-name="P2">1554 5.27</text:p>
      <text:p text:style-name="P2">2219 1.04</text:p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419 5.19</text:p>
      <text:p text:style-name="P2">1044 1.13</text:p>
      <text:p text:style-name="P2">1646 5.11</text:p>
      <text:p text:style-name="P2">2311 1.23</text:p>
      <text:p text:style-name="P2"/>
      <text:p text:style-name="P2">2 - TU</text:p>
      <text:p text:style-name="P2">0514 5.01</text:p>
      <text:p text:style-name="P2">1140 1.33</text:p>
      <text:p text:style-name="P2">1745 4.93</text:p>
      <text:p text:style-name="P2"/>
      <text:p text:style-name="P2"/>
      <text:p text:style-name="P2">3 - W</text:p>
      <text:p text:style-name="P2">0013 1.41</text:p>
      <text:p text:style-name="P2">0618 4.85</text:p>
      <text:p text:style-name="P2">1249 1.47</text:p>
      <text:p text:style-name="P2">1853 4.80</text:p>
      <text:p text:style-name="P2"/>
      <text:p text:style-name="P2">4 - TH</text:p>
      <text:p text:style-name="P2">0126 1.50</text:p>
      <text:p text:style-name="P2">0730 4.79</text:p>
      <text:p text:style-name="P2">1405 1.48</text:p>
      <text:p text:style-name="P2">2007 4.81</text:p>
      <text:p text:style-name="P2"/>
      <text:p text:style-name="P2">5 - F</text:p>
      <text:p text:style-name="P2">0243 1.43</text:p>
      <text:p text:style-name="P2">0844 4.87</text:p>
      <text:p text:style-name="P2">1519 1.34</text:p>
      <text:p text:style-name="P2">2119 4.97</text:p>
      <text:p text:style-name="P2"/>
      <text:p text:style-name="P2">6 - SA</text:p>
      <text:p text:style-name="P2">0352 1.23</text:p>
      <text:p text:style-name="P2">0952 5.09</text:p>
      <text:p text:style-name="P2">1623 1.10</text:p>
      <text:p text:style-name="P2">2223 5.22</text:p>
      <text:p text:style-name="P2"/>
      <text:p text:style-name="P2">7 - SU</text:p>
      <text:p text:style-name="P2">0452 0.97</text:p>
      <text:p text:style-name="P2">1052 5.36</text:p>
      <text:p text:style-name="P2">1718 0.85</text:p>
      <text:p text:style-name="P2">2320 5.49</text:p>
      <text:p text:style-name="P2"/>
      <text:p text:style-name="P2">8 - M</text:p>
      <text:p text:style-name="P2">0543 0.73</text:p>
      <text:p text:style-name="P2">1146 5.61</text:p>
      <text:p text:style-name="P2">1807 0.63</text:p>
      <text:p text:style-name="P2"/>
      <text:p text:style-name="P2"/>
      <text:p text:style-name="P2">9 - TU</text:p>
      <text:p text:style-name="P2">0011 5.71</text:p>
      <text:p text:style-name="P2">0630 0.55</text:p>
      <text:p text:style-name="P2">1236 5.79</text:p>
      <text:p text:style-name="P2">1852 0.50</text:p>
      <text:p text:style-name="P2"/>
      <text:p text:style-name="P2">10 - W</text:p>
      <text:p text:style-name="P2">0100 5.84</text:p>
      <text:p text:style-name="P2">0713 0.47</text:p>
      <text:p text:style-name="P2">1323 5.86</text:p>
      <text:p text:style-name="P2">1934 0.46</text:p>
      <text:p text:style-name="P2"/>
      <text:p text:style-name="P2">11 - TH</text:p>
      <text:p text:style-name="P2">0146 5.85</text:p>
      <text:p text:style-name="P2">0754 0.48</text:p>
      <text:p text:style-name="P2">1409 5.82</text:p>
      <text:p text:style-name="P2">2014 0.52</text:p>
      <text:p text:style-name="P2"/>
      <text:p text:style-name="P2">12 - F</text:p>
      <text:p text:style-name="P2">0231 5.75</text:p>
      <text:p text:style-name="P2">0834 0.58</text:p>
      <text:p text:style-name="P2">1454 5.66</text:p>
      <text:p text:style-name="P2">2055 0.67</text:p>
      <text:p text:style-name="P2"/>
      <text:p text:style-name="P2">13 - SA</text:p>
      <text:p text:style-name="P2">0316 5.55</text:p>
      <text:p text:style-name="P2">0915 0.77</text:p>
      <text:p text:style-name="P2">1539 5.41</text:p>
      <text:p text:style-name="P2">2136 0.89</text:p>
      <text:p text:style-name="P2"/>
      <text:p text:style-name="P2">14 - SU</text:p>
      <text:p text:style-name="P2">0402 5.26</text:p>
      <text:p text:style-name="P2">0957 1.02</text:p>
      <text:p text:style-name="P2">1626 5.11</text:p>
      <text:p text:style-name="P2">2219 1.15</text:p>
      <text:p text:style-name="P2"/>
      <text:p text:style-name="P2">15 - M</text:p>
      <text:p text:style-name="P2">0450 4.94</text:p>
      <text:p text:style-name="P2">1041 1.29</text:p>
      <text:p text:style-name="P2">1715 4.78</text:p>
      <text:p text:style-name="P2">2305 1.44</text:p>
      <text:p text:style-name="P2"/>
      <text:p text:style-name="P2">16 - TU</text:p>
      <text:p text:style-name="P2">0541 4.62</text:p>
      <text:p text:style-name="P2">1130 1.57</text:p>
      <text:p text:style-name="P2">1808 4.47</text:p>
      <text:p text:style-name="P2">2357 1.70</text:p>
      <text:p text:style-name="P2"/>
      <text:p text:style-name="P2">17 - W</text:p>
      <text:p text:style-name="P2">0637 4.34</text:p>
      <text:p text:style-name="P2">1225 1.81</text:p>
      <text:p text:style-name="P2">1909 4.23</text:p>
      <text:p text:style-name="P2"/>
      <text:p text:style-name="P2"/>
      <text:p text:style-name="P2">18 - TH</text:p>
      <text:p text:style-name="P2">0055 1.90</text:p>
      <text:p text:style-name="P2">0741 4.15</text:p>
      <text:p text:style-name="P2">1327 1.97</text:p>
      <text:p text:style-name="P2">2015 4.11</text:p>
      <text:p text:style-name="P2"/>
      <text:p text:style-name="P2">19 - F</text:p>
      <text:p text:style-name="P2">0159 2.00</text:p>
      <text:p text:style-name="P2">0848 4.09</text:p>
      <text:p text:style-name="P2">1431 2.00</text:p>
      <text:p text:style-name="P2">2120 4.10</text:p>
      <text:p text:style-name="P2"/>
      <text:p text:style-name="P2">20 - SA</text:p>
      <text:p text:style-name="P2">0303 1.98</text:p>
      <text:p text:style-name="P2">0949 4.13</text:p>
      <text:p text:style-name="P2">1533 1.93</text:p>
      <text:p text:style-name="P2">2215 4.18</text:p>
      <text:p text:style-name="P2"/>
      <text:p text:style-name="P2">21 - SU</text:p>
      <text:p text:style-name="P2">0401 1.86</text:p>
      <text:p text:style-name="P2">1038 4.24</text:p>
      <text:p text:style-name="P2">1627 1.77</text:p>
      <text:p text:style-name="P2">2259 4.32</text:p>
      <text:p text:style-name="P2"/>
      <text:p text:style-name="P2">22 - M</text:p>
      <text:p text:style-name="P2">0451 1.67</text:p>
      <text:p text:style-name="P2">1117 4.41</text:p>
      <text:p text:style-name="P2">1715 1.56</text:p>
      <text:p text:style-name="P2">2335 4.50</text:p>
      <text:p text:style-name="P2"/>
      <text:p text:style-name="P2">23 - TU</text:p>
      <text:p text:style-name="P2">0537 1.45</text:p>
      <text:p text:style-name="P2">1151 4.60</text:p>
      <text:p text:style-name="P2">1758 1.34</text:p>
      <text:p text:style-name="P2"/>
      <text:p text:style-name="P2"/>
      <text:p text:style-name="P2">24 - W</text:p>
      <text:p text:style-name="P2">0007 4.71</text:p>
      <text:p text:style-name="P2">0619 1.24</text:p>
      <text:p text:style-name="P2">1224 4.82</text:p>
      <text:p text:style-name="P2">1840 1.13</text:p>
      <text:p text:style-name="P2"/>
      <text:p text:style-name="P2">25 - TH</text:p>
      <text:p text:style-name="P2">0041 4.94</text:p>
      <text:p text:style-name="P2">0701 1.04</text:p>
      <text:p text:style-name="P2">1258 5.05</text:p>
      <text:p text:style-name="P2">1921 0.96</text:p>
      <text:p text:style-name="P2"/>
      <text:p text:style-name="P2">26 - F</text:p>
      <text:p text:style-name="P2">0117 5.15</text:p>
      <text:p text:style-name="P2">0741 0.88</text:p>
      <text:p text:style-name="P2">1336 5.25</text:p>
      <text:p text:style-name="P2">2002 0.83</text:p>
      <text:p text:style-name="P2"/>
      <text:p text:style-name="P2">27 - SA</text:p>
      <text:p text:style-name="P2">0156 5.33</text:p>
      <text:p text:style-name="P2">0822 0.78</text:p>
      <text:p text:style-name="P2">1416 5.39</text:p>
      <text:p text:style-name="P2">2043 0.76</text:p>
      <text:p text:style-name="P2"/>
      <text:p text:style-name="P2">28 - SU</text:p>
      <text:p text:style-name="P2">0238 5.44</text:p>
      <text:p text:style-name="P2">0904 0.75</text:p>
      <text:p text:style-name="P2">1500 5.47</text:p>
      <text:p text:style-name="P2">2125 0.75</text:p>
      <text:p text:style-name="P2"/>
      <text:p text:style-name="P2">29 - M</text:p>
      <text:p text:style-name="P2">0323 5.48</text:p>
      <text:p text:style-name="P2">0948 0.78</text:p>
      <text:p text:style-name="P2">1547 5.47</text:p>
      <text:p text:style-name="P2">2211 0.82</text:p>
      <text:p text:style-name="P2"/>
      <text:p text:style-name="P2">30 - TU</text:p>
      <text:p text:style-name="P2">0411 5.44</text:p>
      <text:p text:style-name="P2">1035 0.87</text:p>
      <text:p text:style-name="P2">1637 5.39</text:p>
      <text:p text:style-name="P2">2300 0.9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504 5.34</text:p>
      <text:p text:style-name="P2">1126 1.00</text:p>
      <text:p text:style-name="P2">1732 5.27</text:p>
      <text:p text:style-name="P2">2354 1.07</text:p>
      <text:p text:style-name="P2"/>
      <text:p text:style-name="P2">2 - TH</text:p>
      <text:p text:style-name="P2">0601 5.20</text:p>
      <text:p text:style-name="P2">1223 1.14</text:p>
      <text:p text:style-name="P2">1832 5.14</text:p>
      <text:p text:style-name="P2"/>
      <text:p text:style-name="P2"/>
      <text:p text:style-name="P2">3 - F</text:p>
      <text:p text:style-name="P2">0055 1.20</text:p>
      <text:p text:style-name="P2">0704 5.08</text:p>
      <text:p text:style-name="P2">1327 1.25</text:p>
      <text:p text:style-name="P2">1937 5.04</text:p>
      <text:p text:style-name="P2"/>
      <text:p text:style-name="P2">4 - SA</text:p>
      <text:p text:style-name="P2">0201 1.28</text:p>
      <text:p text:style-name="P2">0811 5.02</text:p>
      <text:p text:style-name="P2">1436 1.28</text:p>
      <text:p text:style-name="P2">2045 5.03</text:p>
      <text:p text:style-name="P2"/>
      <text:p text:style-name="P2">5 - SU</text:p>
      <text:p text:style-name="P2">0311 1.27</text:p>
      <text:p text:style-name="P2">0919 5.05</text:p>
      <text:p text:style-name="P2">1544 1.23</text:p>
      <text:p text:style-name="P2">2152 5.10</text:p>
      <text:p text:style-name="P2"/>
      <text:p text:style-name="P2">6 - M</text:p>
      <text:p text:style-name="P2">0417 1.17</text:p>
      <text:p text:style-name="P2">1024 5.16</text:p>
      <text:p text:style-name="P2">1647 1.10</text:p>
      <text:p text:style-name="P2">2255 5.24</text:p>
      <text:p text:style-name="P2"/>
      <text:p text:style-name="P2">7 - TU</text:p>
      <text:p text:style-name="P2">0517 1.03</text:p>
      <text:p text:style-name="P2">1124 5.31</text:p>
      <text:p text:style-name="P2">1744 0.96</text:p>
      <text:p text:style-name="P2">2352 5.39</text:p>
      <text:p text:style-name="P2"/>
      <text:p text:style-name="P2">8 - W</text:p>
      <text:p text:style-name="P2">0610 0.89</text:p>
      <text:p text:style-name="P2">1219 5.45</text:p>
      <text:p text:style-name="P2">1835 0.83</text:p>
      <text:p text:style-name="P2"/>
      <text:p text:style-name="P2"/>
      <text:p text:style-name="P2">9 - TH</text:p>
      <text:p text:style-name="P2">0046 5.51</text:p>
      <text:p text:style-name="P2">0658 0.79</text:p>
      <text:p text:style-name="P2">1311 5.55</text:p>
      <text:p text:style-name="P2">1921 0.76</text:p>
      <text:p text:style-name="P2"/>
      <text:p text:style-name="P2">10 - F</text:p>
      <text:p text:style-name="P2">0135 5.57</text:p>
      <text:p text:style-name="P2">0743 0.74</text:p>
      <text:p text:style-name="P2">1359 5.57</text:p>
      <text:p text:style-name="P2">2004 0.74</text:p>
      <text:p text:style-name="P2"/>
      <text:p text:style-name="P2">11 - SA</text:p>
      <text:p text:style-name="P2">0222 5.55</text:p>
      <text:p text:style-name="P2">0824 0.76</text:p>
      <text:p text:style-name="P2">1445 5.50</text:p>
      <text:p text:style-name="P2">2044 0.79</text:p>
      <text:p text:style-name="P2"/>
      <text:p text:style-name="P2">12 - SU</text:p>
      <text:p text:style-name="P2">0307 5.44</text:p>
      <text:p text:style-name="P2">0904 0.84</text:p>
      <text:p text:style-name="P2">1529 5.36</text:p>
      <text:p text:style-name="P2">2124 0.90</text:p>
      <text:p text:style-name="P2"/>
      <text:p text:style-name="P2">13 - M</text:p>
      <text:p text:style-name="P2">0350 5.26</text:p>
      <text:p text:style-name="P2">0943 0.97</text:p>
      <text:p text:style-name="P2">1611 5.15</text:p>
      <text:p text:style-name="P2">2203 1.06</text:p>
      <text:p text:style-name="P2"/>
      <text:p text:style-name="P2">14 - TU</text:p>
      <text:p text:style-name="P2">0432 5.03</text:p>
      <text:p text:style-name="P2">1023 1.15</text:p>
      <text:p text:style-name="P2">1652 4.91</text:p>
      <text:p text:style-name="P2">2243 1.25</text:p>
      <text:p text:style-name="P2"/>
      <text:p text:style-name="P2">15 - W</text:p>
      <text:p text:style-name="P2">0512 4.78</text:p>
      <text:p text:style-name="P2">1104 1.35</text:p>
      <text:p text:style-name="P2">1732 4.65</text:p>
      <text:p text:style-name="P2">2326 1.46</text:p>
      <text:p text:style-name="P2"/>
      <text:p text:style-name="P2">16 - TH</text:p>
      <text:p text:style-name="P2">0551 4.52</text:p>
      <text:p text:style-name="P2">1148 1.56</text:p>
      <text:p text:style-name="P2">1811 4.40</text:p>
      <text:p text:style-name="P2"/>
      <text:p text:style-name="P2"/>
      <text:p text:style-name="P2">17 - F</text:p>
      <text:p text:style-name="P2">0011 1.66</text:p>
      <text:p text:style-name="P2">0632 4.29</text:p>
      <text:p text:style-name="P2">1236 1.76</text:p>
      <text:p text:style-name="P2">1853 4.20</text:p>
      <text:p text:style-name="P2"/>
      <text:p text:style-name="P2">18 - SA</text:p>
      <text:p text:style-name="P2">0102 1.84</text:p>
      <text:p text:style-name="P2">0717 4.12</text:p>
      <text:p text:style-name="P2">1330 1.91</text:p>
      <text:p text:style-name="P2">1942 4.07</text:p>
      <text:p text:style-name="P2"/>
      <text:p text:style-name="P2">19 - SU</text:p>
      <text:p text:style-name="P2">0200 1.96</text:p>
      <text:p text:style-name="P2">0811 4.03</text:p>
      <text:p text:style-name="P2">1430 1.98</text:p>
      <text:p text:style-name="P2">2041 4.02</text:p>
      <text:p text:style-name="P2"/>
      <text:p text:style-name="P2">20 - M</text:p>
      <text:p text:style-name="P2">0302 1.97</text:p>
      <text:p text:style-name="P2">0912 4.04</text:p>
      <text:p text:style-name="P2">1534 1.94</text:p>
      <text:p text:style-name="P2">2143 4.09</text:p>
      <text:p text:style-name="P2"/>
      <text:p text:style-name="P2">21 - TU</text:p>
      <text:p text:style-name="P2">0405 1.88</text:p>
      <text:p text:style-name="P2">1013 4.16</text:p>
      <text:p text:style-name="P2">1635 1.80</text:p>
      <text:p text:style-name="P2">2241 4.26</text:p>
      <text:p text:style-name="P2"/>
      <text:p text:style-name="P2">22 - W</text:p>
      <text:p text:style-name="P2">0503 1.69</text:p>
      <text:p text:style-name="P2">1107 4.38</text:p>
      <text:p text:style-name="P2">1730 1.57</text:p>
      <text:p text:style-name="P2">2332 4.51</text:p>
      <text:p text:style-name="P2"/>
      <text:p text:style-name="P2">23 - TH</text:p>
      <text:p text:style-name="P2">0556 1.44</text:p>
      <text:p text:style-name="P2">1155 4.66</text:p>
      <text:p text:style-name="P2">1820 1.30</text:p>
      <text:p text:style-name="P2"/>
      <text:p text:style-name="P2"/>
      <text:p text:style-name="P2">24 - F</text:p>
      <text:p text:style-name="P2">0018 4.81</text:p>
      <text:p text:style-name="P2">0644 1.17</text:p>
      <text:p text:style-name="P2">1240 4.96</text:p>
      <text:p text:style-name="P2">1906 1.03</text:p>
      <text:p text:style-name="P2"/>
      <text:p text:style-name="P2">25 - SA</text:p>
      <text:p text:style-name="P2">0102 5.12</text:p>
      <text:p text:style-name="P2">0729 0.91</text:p>
      <text:p text:style-name="P2">1323 5.26</text:p>
      <text:p text:style-name="P2">1950 0.79</text:p>
      <text:p text:style-name="P2"/>
      <text:p text:style-name="P2">26 - SU</text:p>
      <text:p text:style-name="P2">0145 5.40</text:p>
      <text:p text:style-name="P2">0812 0.70</text:p>
      <text:p text:style-name="P2">1407 5.52</text:p>
      <text:p text:style-name="P2">2033 0.61</text:p>
      <text:p text:style-name="P2"/>
      <text:p text:style-name="P2">27 - M</text:p>
      <text:p text:style-name="P2">0229 5.62</text:p>
      <text:p text:style-name="P2">0854 0.55</text:p>
      <text:p text:style-name="P2">1451 5.69</text:p>
      <text:p text:style-name="P2">2115 0.51</text:p>
      <text:p text:style-name="P2"/>
      <text:p text:style-name="P2">28 - TU</text:p>
      <text:p text:style-name="P2">0314 5.75</text:p>
      <text:p text:style-name="P2">0936 0.50</text:p>
      <text:p text:style-name="P2">1536 5.77</text:p>
      <text:p text:style-name="P2">2157 0.51</text:p>
      <text:p text:style-name="P2"/>
      <text:p text:style-name="P2">29 - W</text:p>
      <text:p text:style-name="P2">0359 5.77</text:p>
      <text:p text:style-name="P2">1019 0.54</text:p>
      <text:p text:style-name="P2">1623 5.74</text:p>
      <text:p text:style-name="P2">2241 0.59</text:p>
      <text:p text:style-name="P2"/>
      <text:p text:style-name="P2">30 - TH</text:p>
      <text:p text:style-name="P2">0448 5.69</text:p>
      <text:p text:style-name="P2">1104 0.66</text:p>
      <text:p text:style-name="P2">1713 5.61</text:p>
      <text:p text:style-name="P2">2328 0.75</text:p>
      <text:p text:style-name="P2"/>
      <text:p text:style-name="P2">31 - F</text:p>
      <text:p text:style-name="P2">0539 5.51</text:p>
      <text:p text:style-name="P2">1153 0.86</text:p>
      <text:p text:style-name="P2">1806 5.40</text:p>
      <text:p text:style-name="P2"/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019 0.98</text:p>
      <text:p text:style-name="P2">0635 5.28</text:p>
      <text:p text:style-name="P2">1248 1.10</text:p>
      <text:p text:style-name="P2">1905 5.16</text:p>
      <text:p text:style-name="P2"/>
      <text:p text:style-name="P2">2 - SU</text:p>
      <text:p text:style-name="P2">0118 1.21</text:p>
      <text:p text:style-name="P2">0737 5.05</text:p>
      <text:p text:style-name="P2">1352 1.32</text:p>
      <text:p text:style-name="P2">2011 4.96</text:p>
      <text:p text:style-name="P2"/>
      <text:p text:style-name="P2">3 - M</text:p>
      <text:p text:style-name="P2">0227 1.40</text:p>
      <text:p text:style-name="P2">0847 4.90</text:p>
      <text:p text:style-name="P2">1505 1.45</text:p>
      <text:p text:style-name="P2">2123 4.86</text:p>
      <text:p text:style-name="P2"/>
      <text:p text:style-name="P2">4 - TU</text:p>
      <text:p text:style-name="P2">0343 1.46</text:p>
      <text:p text:style-name="P2">0959 4.87</text:p>
      <text:p text:style-name="P2">1620 1.43</text:p>
      <text:p text:style-name="P2">2234 4.91</text:p>
      <text:p text:style-name="P2"/>
      <text:p text:style-name="P2">5 - W</text:p>
      <text:p text:style-name="P2">0456 1.38</text:p>
      <text:p text:style-name="P2">1108 4.97</text:p>
      <text:p text:style-name="P2">1728 1.30</text:p>
      <text:p text:style-name="P2">2340 5.06</text:p>
      <text:p text:style-name="P2"/>
      <text:p text:style-name="P2">6 - TH</text:p>
      <text:p text:style-name="P2">0558 1.22</text:p>
      <text:p text:style-name="P2">1209 5.15</text:p>
      <text:p text:style-name="P2">1825 1.13</text:p>
      <text:p text:style-name="P2"/>
      <text:p text:style-name="P2"/>
      <text:p text:style-name="P2">7 - F</text:p>
      <text:p text:style-name="P2">0037 5.24</text:p>
      <text:p text:style-name="P2">0650 1.04</text:p>
      <text:p text:style-name="P2">1303 5.32</text:p>
      <text:p text:style-name="P2">1913 0.97</text:p>
      <text:p text:style-name="P2"/>
      <text:p text:style-name="P2">8 - SA</text:p>
      <text:p text:style-name="P2">0127 5.38</text:p>
      <text:p text:style-name="P2">0734 0.90</text:p>
      <text:p text:style-name="P2">1351 5.43</text:p>
      <text:p text:style-name="P2">1954 0.85</text:p>
      <text:p text:style-name="P2"/>
      <text:p text:style-name="P2">9 - SU</text:p>
      <text:p text:style-name="P2">0213 5.46</text:p>
      <text:p text:style-name="P2">0813 0.82</text:p>
      <text:p text:style-name="P2">1434 5.46</text:p>
      <text:p text:style-name="P2">2031 0.80</text:p>
      <text:p text:style-name="P2"/>
      <text:p text:style-name="P2">10 - M</text:p>
      <text:p text:style-name="P2">0254 5.44</text:p>
      <text:p text:style-name="P2">0849 0.80</text:p>
      <text:p text:style-name="P2">1513 5.40</text:p>
      <text:p text:style-name="P2">2106 0.82</text:p>
      <text:p text:style-name="P2"/>
      <text:p text:style-name="P2">11 - TU</text:p>
      <text:p text:style-name="P2">0331 5.34</text:p>
      <text:p text:style-name="P2">0924 0.85</text:p>
      <text:p text:style-name="P2">1548 5.26</text:p>
      <text:p text:style-name="P2">2141 0.90</text:p>
      <text:p text:style-name="P2"/>
      <text:p text:style-name="P2">12 - W</text:p>
      <text:p text:style-name="P2">0405 5.17</text:p>
      <text:p text:style-name="P2">0958 0.96</text:p>
      <text:p text:style-name="P2">1620 5.06</text:p>
      <text:p text:style-name="P2">2215 1.03</text:p>
      <text:p text:style-name="P2"/>
      <text:p text:style-name="P2">13 - TH</text:p>
      <text:p text:style-name="P2">0434 4.96</text:p>
      <text:p text:style-name="P2">1033 1.11</text:p>
      <text:p text:style-name="P2">1648 4.85</text:p>
      <text:p text:style-name="P2">2251 1.21</text:p>
      <text:p text:style-name="P2"/>
      <text:p text:style-name="P2">14 - F</text:p>
      <text:p text:style-name="P2">0501 4.74</text:p>
      <text:p text:style-name="P2">1110 1.31</text:p>
      <text:p text:style-name="P2">1714 4.64</text:p>
      <text:p text:style-name="P2">2329 1.42</text:p>
      <text:p text:style-name="P2"/>
      <text:p text:style-name="P2">15 - SA</text:p>
      <text:p text:style-name="P2">0528 4.54</text:p>
      <text:p text:style-name="P2">1149 1.54</text:p>
      <text:p text:style-name="P2">1743 4.45</text:p>
      <text:p text:style-name="P2"/>
      <text:p text:style-name="P2"/>
      <text:p text:style-name="P2">16 - SU</text:p>
      <text:p text:style-name="P2">0011 1.65</text:p>
      <text:p text:style-name="P2">0601 4.35</text:p>
      <text:p text:style-name="P2">1235 1.77</text:p>
      <text:p text:style-name="P2">1822 4.26</text:p>
      <text:p text:style-name="P2"/>
      <text:p text:style-name="P2">17 - M</text:p>
      <text:p text:style-name="P2">0102 1.87</text:p>
      <text:p text:style-name="P2">0646 4.18</text:p>
      <text:p text:style-name="P2">1332 1.96</text:p>
      <text:p text:style-name="P2">1915 4.10</text:p>
      <text:p text:style-name="P2"/>
      <text:p text:style-name="P2">18 - TU</text:p>
      <text:p text:style-name="P2">0206 2.03</text:p>
      <text:p text:style-name="P2">0750 4.05</text:p>
      <text:p text:style-name="P2">1443 2.06</text:p>
      <text:p text:style-name="P2">2029 4.02</text:p>
      <text:p text:style-name="P2"/>
      <text:p text:style-name="P2">19 - W</text:p>
      <text:p text:style-name="P2">0322 2.04</text:p>
      <text:p text:style-name="P2">0911 4.05</text:p>
      <text:p text:style-name="P2">1600 1.97</text:p>
      <text:p text:style-name="P2">2153 4.12</text:p>
      <text:p text:style-name="P2"/>
      <text:p text:style-name="P2">20 - TH</text:p>
      <text:p text:style-name="P2">0436 1.86</text:p>
      <text:p text:style-name="P2">1032 4.25</text:p>
      <text:p text:style-name="P2">1709 1.71</text:p>
      <text:p text:style-name="P2">2305 4.41</text:p>
      <text:p text:style-name="P2"/>
      <text:p text:style-name="P2">21 - F</text:p>
      <text:p text:style-name="P2">0538 1.54</text:p>
      <text:p text:style-name="P2">1135 4.59</text:p>
      <text:p text:style-name="P2">1805 1.36</text:p>
      <text:p text:style-name="P2"/>
      <text:p text:style-name="P2"/>
      <text:p text:style-name="P2">22 - SA</text:p>
      <text:p text:style-name="P2">0002 4.79</text:p>
      <text:p text:style-name="P2">0630 1.17</text:p>
      <text:p text:style-name="P2">1226 5.00</text:p>
      <text:p text:style-name="P2">1854 0.98</text:p>
      <text:p text:style-name="P2"/>
      <text:p text:style-name="P2">23 - SU</text:p>
      <text:p text:style-name="P2">0049 5.20</text:p>
      <text:p text:style-name="P2">0716 0.81</text:p>
      <text:p text:style-name="P2">1312 5.40</text:p>
      <text:p text:style-name="P2">1938 0.65</text:p>
      <text:p text:style-name="P2"/>
      <text:p text:style-name="P2">24 - M</text:p>
      <text:p text:style-name="P2">0133 5.58</text:p>
      <text:p text:style-name="P2">0758 0.51</text:p>
      <text:p text:style-name="P2">1355 5.74</text:p>
      <text:p text:style-name="P2">2019 0.39</text:p>
      <text:p text:style-name="P2"/>
      <text:p text:style-name="P2">25 - TU</text:p>
      <text:p text:style-name="P2">0216 5.87</text:p>
      <text:p text:style-name="P2">0839 0.30</text:p>
      <text:p text:style-name="P2">1437 5.98</text:p>
      <text:p text:style-name="P2">2058 0.24</text:p>
      <text:p text:style-name="P2"/>
      <text:p text:style-name="P2">26 - W</text:p>
      <text:p text:style-name="P2">0259 6.04</text:p>
      <text:p text:style-name="P2">0918 0.22</text:p>
      <text:p text:style-name="P2">1520 6.08</text:p>
      <text:p text:style-name="P2">2137 0.22</text:p>
      <text:p text:style-name="P2"/>
      <text:p text:style-name="P2">27 - TH</text:p>
      <text:p text:style-name="P2">0342 6.07</text:p>
      <text:p text:style-name="P2">0957 0.26</text:p>
      <text:p text:style-name="P2">1604 6.03</text:p>
      <text:p text:style-name="P2">2217 0.33</text:p>
      <text:p text:style-name="P2"/>
      <text:p text:style-name="P2">28 - F</text:p>
      <text:p text:style-name="P2">0426 5.95</text:p>
      <text:p text:style-name="P2">1038 0.43</text:p>
      <text:p text:style-name="P2">1650 5.83</text:p>
      <text:p text:style-name="P2">2259 0.55</text:p>
      <text:p text:style-name="P2"/>
      <text:p text:style-name="P2">29 - SA</text:p>
      <text:p text:style-name="P2">0514 5.69</text:p>
      <text:p text:style-name="P2">1121 0.71</text:p>
      <text:p text:style-name="P2">1739 5.52</text:p>
      <text:p text:style-name="P2">2345 0.88</text:p>
      <text:p text:style-name="P2"/>
      <text:p text:style-name="P2">30 - SU</text:p>
      <text:p text:style-name="P2">0606 5.33</text:p>
      <text:p text:style-name="P2">1211 1.06</text:p>
      <text:p text:style-name="P2">1835 5.14</text:p>
      <text:p text:style-name="P2"/>
      <text:p text:style-name="P2"/>
      <text:p text:style-name="P2">31 - M</text:p>
      <text:p text:style-name="P2">0039 1.24</text:p>
      <text:p text:style-name="P2">0706 4.96</text:p>
      <text:p text:style-name="P2">1311 1.42</text:p>
      <text:p text:style-name="P2">1941 4.79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147 1.58</text:p>
      <text:p text:style-name="P2">0819 4.67</text:p>
      <text:p text:style-name="P2">1429 1.69</text:p>
      <text:p text:style-name="P2">2059 4.59</text:p>
      <text:p text:style-name="P2"/>
      <text:p text:style-name="P2">2 - W</text:p>
      <text:p text:style-name="P2">0314 1.74</text:p>
      <text:p text:style-name="P2">0941 4.57</text:p>
      <text:p text:style-name="P2">1600 1.73</text:p>
      <text:p text:style-name="P2">2221 4.61</text:p>
      <text:p text:style-name="P2"/>
      <text:p text:style-name="P2">3 - TH</text:p>
      <text:p text:style-name="P2">0442 1.67</text:p>
      <text:p text:style-name="P2">1058 4.70</text:p>
      <text:p text:style-name="P2">1719 1.56</text:p>
      <text:p text:style-name="P2">2331 4.82</text:p>
      <text:p text:style-name="P2"/>
      <text:p text:style-name="P2">4 - F</text:p>
      <text:p text:style-name="P2">0550 1.43</text:p>
      <text:p text:style-name="P2">1201 4.95</text:p>
      <text:p text:style-name="P2">1817 1.31</text:p>
      <text:p text:style-name="P2"/>
      <text:p text:style-name="P2"/>
      <text:p text:style-name="P2">5 - SA</text:p>
      <text:p text:style-name="P2">0028 5.08</text:p>
      <text:p text:style-name="P2">0640 1.18</text:p>
      <text:p text:style-name="P2">1253 5.20</text:p>
      <text:p text:style-name="P2">1901 1.07</text:p>
      <text:p text:style-name="P2"/>
      <text:p text:style-name="P2">6 - SU</text:p>
      <text:p text:style-name="P2">0116 5.29</text:p>
      <text:p text:style-name="P2">0720 0.97</text:p>
      <text:p text:style-name="P2">1337 5.37</text:p>
      <text:p text:style-name="P2">1937 0.89</text:p>
      <text:p text:style-name="P2"/>
      <text:p text:style-name="P2">7 - M</text:p>
      <text:p text:style-name="P2">0157 5.42</text:p>
      <text:p text:style-name="P2">0754 0.82</text:p>
      <text:p text:style-name="P2">1415 5.45</text:p>
      <text:p text:style-name="P2">2010 0.78</text:p>
      <text:p text:style-name="P2"/>
      <text:p text:style-name="P2">8 - TU</text:p>
      <text:p text:style-name="P2">0233 5.45</text:p>
      <text:p text:style-name="P2">0826 0.75</text:p>
      <text:p text:style-name="P2">1449 5.43</text:p>
      <text:p text:style-name="P2">2041 0.73</text:p>
      <text:p text:style-name="P2"/>
      <text:p text:style-name="P2">9 - W</text:p>
      <text:p text:style-name="P2">0304 5.39</text:p>
      <text:p text:style-name="P2">0857 0.74</text:p>
      <text:p text:style-name="P2">1518 5.33</text:p>
      <text:p text:style-name="P2">2112 0.76</text:p>
      <text:p text:style-name="P2"/>
      <text:p text:style-name="P2">10 - TH</text:p>
      <text:p text:style-name="P2">0331 5.26</text:p>
      <text:p text:style-name="P2">0928 0.80</text:p>
      <text:p text:style-name="P2">1542 5.19</text:p>
      <text:p text:style-name="P2">2143 0.86</text:p>
      <text:p text:style-name="P2"/>
      <text:p text:style-name="P2">11 - F</text:p>
      <text:p text:style-name="P2">0353 5.11</text:p>
      <text:p text:style-name="P2">0959 0.93</text:p>
      <text:p text:style-name="P2">1604 5.03</text:p>
      <text:p text:style-name="P2">2216 1.02</text:p>
      <text:p text:style-name="P2"/>
      <text:p text:style-name="P2">12 - SA</text:p>
      <text:p text:style-name="P2">0415 4.96</text:p>
      <text:p text:style-name="P2">1033 1.12</text:p>
      <text:p text:style-name="P2">1627 4.88</text:p>
      <text:p text:style-name="P2">2250 1.23</text:p>
      <text:p text:style-name="P2"/>
      <text:p text:style-name="P2">13 - SU</text:p>
      <text:p text:style-name="P2">0441 4.79</text:p>
      <text:p text:style-name="P2">1108 1.36</text:p>
      <text:p text:style-name="P2">1656 4.70</text:p>
      <text:p text:style-name="P2">2328 1.50</text:p>
      <text:p text:style-name="P2"/>
      <text:p text:style-name="P2">14 - M</text:p>
      <text:p text:style-name="P2">0515 4.59</text:p>
      <text:p text:style-name="P2">1150 1.64</text:p>
      <text:p text:style-name="P2">1736 4.48</text:p>
      <text:p text:style-name="P2"/>
      <text:p text:style-name="P2"/>
      <text:p text:style-name="P2">15 - TU</text:p>
      <text:p text:style-name="P2">0015 1.78</text:p>
      <text:p text:style-name="P2">0600 4.36</text:p>
      <text:p text:style-name="P2">1244 1.91</text:p>
      <text:p text:style-name="P2">1830 4.24</text:p>
      <text:p text:style-name="P2"/>
      <text:p text:style-name="P2">16 - W</text:p>
      <text:p text:style-name="P2">0120 2.02</text:p>
      <text:p text:style-name="P2">0704 4.14</text:p>
      <text:p text:style-name="P2">1402 2.09</text:p>
      <text:p text:style-name="P2">1946 4.07</text:p>
      <text:p text:style-name="P2"/>
      <text:p text:style-name="P2">17 - TH</text:p>
      <text:p text:style-name="P2">0248 2.10</text:p>
      <text:p text:style-name="P2">0833 4.06</text:p>
      <text:p text:style-name="P2">1533 2.03</text:p>
      <text:p text:style-name="P2">2122 4.12</text:p>
      <text:p text:style-name="P2"/>
      <text:p text:style-name="P2">18 - F</text:p>
      <text:p text:style-name="P2">0414 1.90</text:p>
      <text:p text:style-name="P2">1007 4.26</text:p>
      <text:p text:style-name="P2">1650 1.72</text:p>
      <text:p text:style-name="P2">2245 4.45</text:p>
      <text:p text:style-name="P2"/>
      <text:p text:style-name="P2">19 - SA</text:p>
      <text:p text:style-name="P2">0521 1.51</text:p>
      <text:p text:style-name="P2">1116 4.67</text:p>
      <text:p text:style-name="P2">1749 1.29</text:p>
      <text:p text:style-name="P2">2344 4.91</text:p>
      <text:p text:style-name="P2"/>
      <text:p text:style-name="P2">20 - SU</text:p>
      <text:p text:style-name="P2">0614 1.06</text:p>
      <text:p text:style-name="P2">1209 5.15</text:p>
      <text:p text:style-name="P2">1837 0.85</text:p>
      <text:p text:style-name="P2"/>
      <text:p text:style-name="P2"/>
      <text:p text:style-name="P2">21 - M</text:p>
      <text:p text:style-name="P2">0032 5.38</text:p>
      <text:p text:style-name="P2">0659 0.65</text:p>
      <text:p text:style-name="P2">1254 5.60</text:p>
      <text:p text:style-name="P2">1919 0.47</text:p>
      <text:p text:style-name="P2"/>
      <text:p text:style-name="P2">22 - TU</text:p>
      <text:p text:style-name="P2">0116 5.79</text:p>
      <text:p text:style-name="P2">0739 0.32</text:p>
      <text:p text:style-name="P2">1337 5.96</text:p>
      <text:p text:style-name="P2">1959 0.20</text:p>
      <text:p text:style-name="P2"/>
      <text:p text:style-name="P2">23 - W</text:p>
      <text:p text:style-name="P2">0158 6.09</text:p>
      <text:p text:style-name="P2">0818 0.11</text:p>
      <text:p text:style-name="P2">1418 6.19</text:p>
      <text:p text:style-name="P2">2037 0.06</text:p>
      <text:p text:style-name="P2"/>
      <text:p text:style-name="P2">24 - TH</text:p>
      <text:p text:style-name="P2">0239 6.24</text:p>
      <text:p text:style-name="P2">0855 0.05</text:p>
      <text:p text:style-name="P2">1500 6.25</text:p>
      <text:p text:style-name="P2">2114 0.07</text:p>
      <text:p text:style-name="P2"/>
      <text:p text:style-name="P2">25 - F</text:p>
      <text:p text:style-name="P2">0321 6.22</text:p>
      <text:p text:style-name="P2">0933 0.13</text:p>
      <text:p text:style-name="P2">1542 6.14</text:p>
      <text:p text:style-name="P2">2152 0.23</text:p>
      <text:p text:style-name="P2"/>
      <text:p text:style-name="P2">26 - SA</text:p>
      <text:p text:style-name="P2">0404 6.03</text:p>
      <text:p text:style-name="P2">1011 0.36</text:p>
      <text:p text:style-name="P2">1626 5.87</text:p>
      <text:p text:style-name="P2">2231 0.52</text:p>
      <text:p text:style-name="P2"/>
      <text:p text:style-name="P2">27 - SU</text:p>
      <text:p text:style-name="P2">0450 5.69</text:p>
      <text:p text:style-name="P2">1053 0.70</text:p>
      <text:p text:style-name="P2">1714 5.48</text:p>
      <text:p text:style-name="P2">2315 0.91</text:p>
      <text:p text:style-name="P2"/>
      <text:p text:style-name="P2">28 - M</text:p>
      <text:p text:style-name="P2">0541 5.25</text:p>
      <text:p text:style-name="P2">1140 1.12</text:p>
      <text:p text:style-name="P2">1809 5.02</text:p>
      <text:p text:style-name="P2"/>
      <text:p text:style-name="P2"/>
      <text:p text:style-name="P2">29 - TU</text:p>
      <text:p text:style-name="P2">0008 1.35</text:p>
      <text:p text:style-name="P2">0641 4.80</text:p>
      <text:p text:style-name="P2">1239 1.56</text:p>
      <text:p text:style-name="P2">1917 4.60</text:p>
      <text:p text:style-name="P2"/>
      <text:p text:style-name="P2">30 - W</text:p>
      <text:p text:style-name="P2">0116 1.74</text:p>
      <text:p text:style-name="P2">0758 4.46</text:p>
      <text:p text:style-name="P2">1401 1.88</text:p>
      <text:p text:style-name="P2">2042 4.3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252 1.94</text:p>
      <text:p text:style-name="P2">0927 4.37</text:p>
      <text:p text:style-name="P2">1544 1.92</text:p>
      <text:p text:style-name="P2">2209 4.44</text:p>
      <text:p text:style-name="P2"/>
      <text:p text:style-name="P2">2 - F</text:p>
      <text:p text:style-name="P2">0429 1.83</text:p>
      <text:p text:style-name="P2">1046 4.55</text:p>
      <text:p text:style-name="P2">1705 1.70</text:p>
      <text:p text:style-name="P2">2319 4.69</text:p>
      <text:p text:style-name="P2"/>
      <text:p text:style-name="P2">3 - SA</text:p>
      <text:p text:style-name="P2">0534 1.56</text:p>
      <text:p text:style-name="P2">1147 4.84</text:p>
      <text:p text:style-name="P2">1758 1.41</text:p>
      <text:p text:style-name="P2"/>
      <text:p text:style-name="P2"/>
      <text:p text:style-name="P2">4 - SU</text:p>
      <text:p text:style-name="P2">0012 4.97</text:p>
      <text:p text:style-name="P2">0619 1.28</text:p>
      <text:p text:style-name="P2">1235 5.10</text:p>
      <text:p text:style-name="P2">1838 1.15</text:p>
      <text:p text:style-name="P2"/>
      <text:p text:style-name="P2">5 - M</text:p>
      <text:p text:style-name="P2">0056 5.20</text:p>
      <text:p text:style-name="P2">0655 1.04</text:p>
      <text:p text:style-name="P2">1315 5.28</text:p>
      <text:p text:style-name="P2">1911 0.95</text:p>
      <text:p text:style-name="P2"/>
      <text:p text:style-name="P2">6 - TU</text:p>
      <text:p text:style-name="P2">0133 5.33</text:p>
      <text:p text:style-name="P2">0726 0.87</text:p>
      <text:p text:style-name="P2">1349 5.36</text:p>
      <text:p text:style-name="P2">1941 0.80</text:p>
      <text:p text:style-name="P2"/>
      <text:p text:style-name="P2">7 - W</text:p>
      <text:p text:style-name="P2">0205 5.37</text:p>
      <text:p text:style-name="P2">0756 0.76</text:p>
      <text:p text:style-name="P2">1418 5.36</text:p>
      <text:p text:style-name="P2">2011 0.73</text:p>
      <text:p text:style-name="P2"/>
      <text:p text:style-name="P2">8 - TH</text:p>
      <text:p text:style-name="P2">0231 5.34</text:p>
      <text:p text:style-name="P2">0826 0.71</text:p>
      <text:p text:style-name="P2">1442 5.31</text:p>
      <text:p text:style-name="P2">2041 0.72</text:p>
      <text:p text:style-name="P2"/>
      <text:p text:style-name="P2">9 - F</text:p>
      <text:p text:style-name="P2">0253 5.28</text:p>
      <text:p text:style-name="P2">0856 0.74</text:p>
      <text:p text:style-name="P2">1503 5.24</text:p>
      <text:p text:style-name="P2">2112 0.79</text:p>
      <text:p text:style-name="P2"/>
      <text:p text:style-name="P2">10 - SA</text:p>
      <text:p text:style-name="P2">0313 5.20</text:p>
      <text:p text:style-name="P2">0928 0.85</text:p>
      <text:p text:style-name="P2">1525 5.15</text:p>
      <text:p text:style-name="P2">2144 0.92</text:p>
      <text:p text:style-name="P2"/>
      <text:p text:style-name="P2">11 - SU</text:p>
      <text:p text:style-name="P2">0337 5.10</text:p>
      <text:p text:style-name="P2">1000 1.02</text:p>
      <text:p text:style-name="P2">1551 5.04</text:p>
      <text:p text:style-name="P2">2218 1.13</text:p>
      <text:p text:style-name="P2"/>
      <text:p text:style-name="P2">12 - M</text:p>
      <text:p text:style-name="P2">0407 4.97</text:p>
      <text:p text:style-name="P2">1036 1.25</text:p>
      <text:p text:style-name="P2">1625 4.87</text:p>
      <text:p text:style-name="P2">2256 1.39</text:p>
      <text:p text:style-name="P2"/>
      <text:p text:style-name="P2">13 - TU</text:p>
      <text:p text:style-name="P2">0446 4.76</text:p>
      <text:p text:style-name="P2">1118 1.53</text:p>
      <text:p text:style-name="P2">1709 4.64</text:p>
      <text:p text:style-name="P2">2343 1.68</text:p>
      <text:p text:style-name="P2"/>
      <text:p text:style-name="P2">14 - W</text:p>
      <text:p text:style-name="P2">0535 4.51</text:p>
      <text:p text:style-name="P2">1213 1.82</text:p>
      <text:p text:style-name="P2">1806 4.38</text:p>
      <text:p text:style-name="P2"/>
      <text:p text:style-name="P2"/>
      <text:p text:style-name="P2">15 - TH</text:p>
      <text:p text:style-name="P2">0050 1.94</text:p>
      <text:p text:style-name="P2">0643 4.26</text:p>
      <text:p text:style-name="P2">1335 2.01</text:p>
      <text:p text:style-name="P2">1925 4.19</text:p>
      <text:p text:style-name="P2"/>
      <text:p text:style-name="P2">16 - F</text:p>
      <text:p text:style-name="P2">0223 2.01</text:p>
      <text:p text:style-name="P2">0812 4.19</text:p>
      <text:p text:style-name="P2">1509 1.93</text:p>
      <text:p text:style-name="P2">2059 4.26</text:p>
      <text:p text:style-name="P2"/>
      <text:p text:style-name="P2">17 - SA</text:p>
      <text:p text:style-name="P2">0351 1.79</text:p>
      <text:p text:style-name="P2">0942 4.41</text:p>
      <text:p text:style-name="P2">1626 1.60</text:p>
      <text:p text:style-name="P2">2219 4.61</text:p>
      <text:p text:style-name="P2"/>
      <text:p text:style-name="P2">18 - SU</text:p>
      <text:p text:style-name="P2">0457 1.39</text:p>
      <text:p text:style-name="P2">1051 4.83</text:p>
      <text:p text:style-name="P2">1725 1.16</text:p>
      <text:p text:style-name="P2">2320 5.07</text:p>
      <text:p text:style-name="P2"/>
      <text:p text:style-name="P2">19 - M</text:p>
      <text:p text:style-name="P2">0550 0.94</text:p>
      <text:p text:style-name="P2">1145 5.31</text:p>
      <text:p text:style-name="P2">1813 0.73</text:p>
      <text:p text:style-name="P2"/>
      <text:p text:style-name="P2"/>
      <text:p text:style-name="P2">20 - TU</text:p>
      <text:p text:style-name="P2">0009 5.53</text:p>
      <text:p text:style-name="P2">0635 0.54</text:p>
      <text:p text:style-name="P2">1232 5.74</text:p>
      <text:p text:style-name="P2">1856 0.38</text:p>
      <text:p text:style-name="P2"/>
      <text:p text:style-name="P2">21 - W</text:p>
      <text:p text:style-name="P2">0053 5.92</text:p>
      <text:p text:style-name="P2">0716 0.24</text:p>
      <text:p text:style-name="P2">1315 6.06</text:p>
      <text:p text:style-name="P2">1935 0.14</text:p>
      <text:p text:style-name="P2"/>
      <text:p text:style-name="P2">22 - TH</text:p>
      <text:p text:style-name="P2">0136 6.17</text:p>
      <text:p text:style-name="P2">0754 0.08</text:p>
      <text:p text:style-name="P2">1357 6.24</text:p>
      <text:p text:style-name="P2">2013 0.05</text:p>
      <text:p text:style-name="P2"/>
      <text:p text:style-name="P2">23 - F</text:p>
      <text:p text:style-name="P2">0218 6.26</text:p>
      <text:p text:style-name="P2">0832 0.06</text:p>
      <text:p text:style-name="P2">1439 6.24</text:p>
      <text:p text:style-name="P2">2050 0.11</text:p>
      <text:p text:style-name="P2"/>
      <text:p text:style-name="P2">24 - SA</text:p>
      <text:p text:style-name="P2">0300 6.18</text:p>
      <text:p text:style-name="P2">0909 0.19</text:p>
      <text:p text:style-name="P2">1522 6.07</text:p>
      <text:p text:style-name="P2">2128 0.30</text:p>
      <text:p text:style-name="P2"/>
      <text:p text:style-name="P2">25 - SU</text:p>
      <text:p text:style-name="P2">0344 5.93</text:p>
      <text:p text:style-name="P2">0948 0.45</text:p>
      <text:p text:style-name="P2">1607 5.76</text:p>
      <text:p text:style-name="P2">2208 0.62</text:p>
      <text:p text:style-name="P2"/>
      <text:p text:style-name="P2">26 - M</text:p>
      <text:p text:style-name="P2">0430 5.56</text:p>
      <text:p text:style-name="P2">1030 0.81</text:p>
      <text:p text:style-name="P2">1655 5.34</text:p>
      <text:p text:style-name="P2">2253 1.02</text:p>
      <text:p text:style-name="P2"/>
      <text:p text:style-name="P2">27 - TU</text:p>
      <text:p text:style-name="P2">0522 5.11</text:p>
      <text:p text:style-name="P2">1118 1.23</text:p>
      <text:p text:style-name="P2">1751 4.89</text:p>
      <text:p text:style-name="P2">2346 1.45</text:p>
      <text:p text:style-name="P2"/>
      <text:p text:style-name="P2">28 - W</text:p>
      <text:p text:style-name="P2">0623 4.67</text:p>
      <text:p text:style-name="P2">1217 1.65</text:p>
      <text:p text:style-name="P2">1900 4.49</text:p>
      <text:p text:style-name="P2"/>
      <text:p text:style-name="P2"/>
      <text:p text:style-name="P2">29 - TH</text:p>
      <text:p text:style-name="P2">0054 1.82</text:p>
      <text:p text:style-name="P2">0741 4.36</text:p>
      <text:p text:style-name="P2">1337 1.95</text:p>
      <text:p text:style-name="P2">2025 4.29</text:p>
      <text:p text:style-name="P2"/>
      <text:p text:style-name="P2">30 - F</text:p>
      <text:p text:style-name="P2">0226 2.00</text:p>
      <text:p text:style-name="P2">0908 4.30</text:p>
      <text:p text:style-name="P2">1515 1.99</text:p>
      <text:p text:style-name="P2">2148 4.36</text:p>
      <text:p text:style-name="P2"/>
      <text:p text:style-name="P2">31 - SA</text:p>
      <text:p text:style-name="P2">0358 1.91</text:p>
      <text:p text:style-name="P2">1024 4.46</text:p>
      <text:p text:style-name="P2">1633 1.80</text:p>
      <text:p text:style-name="P2">2255 4.58</text:p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501 1.67</text:p>
      <text:p text:style-name="P2">1122 4.70</text:p>
      <text:p text:style-name="P2">1725 1.54</text:p>
      <text:p text:style-name="P2">2346 4.82</text:p>
      <text:p text:style-name="P2"/>
      <text:p text:style-name="P2">2 - M</text:p>
      <text:p text:style-name="P2">0545 1.42</text:p>
      <text:p text:style-name="P2">1208 4.92</text:p>
      <text:p text:style-name="P2">1803 1.30</text:p>
      <text:p text:style-name="P2"/>
      <text:p text:style-name="P2"/>
      <text:p text:style-name="P2">3 - TU</text:p>
      <text:p text:style-name="P2">0028 5.01</text:p>
      <text:p text:style-name="P2">0620 1.19</text:p>
      <text:p text:style-name="P2">1246 5.07</text:p>
      <text:p text:style-name="P2">1837 1.10</text:p>
      <text:p text:style-name="P2"/>
      <text:p text:style-name="P2">4 - W</text:p>
      <text:p text:style-name="P2">0102 5.12</text:p>
      <text:p text:style-name="P2">0653 1.01</text:p>
      <text:p text:style-name="P2">1317 5.16</text:p>
      <text:p text:style-name="P2">1908 0.94</text:p>
      <text:p text:style-name="P2"/>
      <text:p text:style-name="P2">5 - TH</text:p>
      <text:p text:style-name="P2">0131 5.18</text:p>
      <text:p text:style-name="P2">0724 0.88</text:p>
      <text:p text:style-name="P2">1343 5.19</text:p>
      <text:p text:style-name="P2">1939 0.83</text:p>
      <text:p text:style-name="P2"/>
      <text:p text:style-name="P2">6 - F</text:p>
      <text:p text:style-name="P2">0155 5.20</text:p>
      <text:p text:style-name="P2">0755 0.80</text:p>
      <text:p text:style-name="P2">1405 5.21</text:p>
      <text:p text:style-name="P2">2011 0.79</text:p>
      <text:p text:style-name="P2"/>
      <text:p text:style-name="P2">7 - SA</text:p>
      <text:p text:style-name="P2">0216 5.21</text:p>
      <text:p text:style-name="P2">0827 0.79</text:p>
      <text:p text:style-name="P2">1428 5.21</text:p>
      <text:p text:style-name="P2">2044 0.82</text:p>
      <text:p text:style-name="P2"/>
      <text:p text:style-name="P2">8 - SU</text:p>
      <text:p text:style-name="P2">0240 5.21</text:p>
      <text:p text:style-name="P2">0900 0.86</text:p>
      <text:p text:style-name="P2">1454 5.20</text:p>
      <text:p text:style-name="P2">2118 0.91</text:p>
      <text:p text:style-name="P2"/>
      <text:p text:style-name="P2">9 - M</text:p>
      <text:p text:style-name="P2">0310 5.17</text:p>
      <text:p text:style-name="P2">0935 0.99</text:p>
      <text:p text:style-name="P2">1527 5.13</text:p>
      <text:p text:style-name="P2">2154 1.08</text:p>
      <text:p text:style-name="P2"/>
      <text:p text:style-name="P2">10 - TU</text:p>
      <text:p text:style-name="P2">0346 5.07</text:p>
      <text:p text:style-name="P2">1014 1.18</text:p>
      <text:p text:style-name="P2">1607 4.99</text:p>
      <text:p text:style-name="P2">2236 1.29</text:p>
      <text:p text:style-name="P2"/>
      <text:p text:style-name="P2">11 - W</text:p>
      <text:p text:style-name="P2">0430 4.89</text:p>
      <text:p text:style-name="P2">1100 1.41</text:p>
      <text:p text:style-name="P2">1655 4.79</text:p>
      <text:p text:style-name="P2">2327 1.53</text:p>
      <text:p text:style-name="P2"/>
      <text:p text:style-name="P2">12 - TH</text:p>
      <text:p text:style-name="P2">0524 4.68</text:p>
      <text:p text:style-name="P2">1158 1.65</text:p>
      <text:p text:style-name="P2">1756 4.57</text:p>
      <text:p text:style-name="P2"/>
      <text:p text:style-name="P2"/>
      <text:p text:style-name="P2">13 - F</text:p>
      <text:p text:style-name="P2">0034 1.74</text:p>
      <text:p text:style-name="P2">0631 4.49</text:p>
      <text:p text:style-name="P2">1315 1.79</text:p>
      <text:p text:style-name="P2">1911 4.45</text:p>
      <text:p text:style-name="P2"/>
      <text:p text:style-name="P2">14 - SA</text:p>
      <text:p text:style-name="P2">0158 1.78</text:p>
      <text:p text:style-name="P2">0752 4.46</text:p>
      <text:p text:style-name="P2">1440 1.72</text:p>
      <text:p text:style-name="P2">2033 4.52</text:p>
      <text:p text:style-name="P2"/>
      <text:p text:style-name="P2">15 - SU</text:p>
      <text:p text:style-name="P2">0319 1.60</text:p>
      <text:p text:style-name="P2">0912 4.65</text:p>
      <text:p text:style-name="P2">1554 1.45</text:p>
      <text:p text:style-name="P2">2148 4.81</text:p>
      <text:p text:style-name="P2"/>
      <text:p text:style-name="P2">16 - M</text:p>
      <text:p text:style-name="P2">0425 1.27</text:p>
      <text:p text:style-name="P2">1020 4.99</text:p>
      <text:p text:style-name="P2">1654 1.09</text:p>
      <text:p text:style-name="P2">2249 5.19</text:p>
      <text:p text:style-name="P2"/>
      <text:p text:style-name="P2">17 - TU</text:p>
      <text:p text:style-name="P2">0520 0.91</text:p>
      <text:p text:style-name="P2">1116 5.38</text:p>
      <text:p text:style-name="P2">1744 0.73</text:p>
      <text:p text:style-name="P2">2342 5.57</text:p>
      <text:p text:style-name="P2"/>
      <text:p text:style-name="P2">18 - W</text:p>
      <text:p text:style-name="P2">0607 0.58</text:p>
      <text:p text:style-name="P2">1206 5.73</text:p>
      <text:p text:style-name="P2">1829 0.45</text:p>
      <text:p text:style-name="P2"/>
      <text:p text:style-name="P2"/>
      <text:p text:style-name="P2">19 - TH</text:p>
      <text:p text:style-name="P2">0030 5.87</text:p>
      <text:p text:style-name="P2">0650 0.34</text:p>
      <text:p text:style-name="P2">1252 5.98</text:p>
      <text:p text:style-name="P2">1911 0.27</text:p>
      <text:p text:style-name="P2"/>
      <text:p text:style-name="P2">20 - F</text:p>
      <text:p text:style-name="P2">0115 6.05</text:p>
      <text:p text:style-name="P2">0731 0.23</text:p>
      <text:p text:style-name="P2">1337 6.09</text:p>
      <text:p text:style-name="P2">1951 0.22</text:p>
      <text:p text:style-name="P2"/>
      <text:p text:style-name="P2">21 - SA</text:p>
      <text:p text:style-name="P2">0159 6.10</text:p>
      <text:p text:style-name="P2">0811 0.24</text:p>
      <text:p text:style-name="P2">1421 6.06</text:p>
      <text:p text:style-name="P2">2031 0.29</text:p>
      <text:p text:style-name="P2"/>
      <text:p text:style-name="P2">22 - SU</text:p>
      <text:p text:style-name="P2">0244 5.99</text:p>
      <text:p text:style-name="P2">0850 0.37</text:p>
      <text:p text:style-name="P2">1506 5.89</text:p>
      <text:p text:style-name="P2">2111 0.48</text:p>
      <text:p text:style-name="P2"/>
      <text:p text:style-name="P2">23 - M</text:p>
      <text:p text:style-name="P2">0329 5.75</text:p>
      <text:p text:style-name="P2">0931 0.61</text:p>
      <text:p text:style-name="P2">1552 5.59</text:p>
      <text:p text:style-name="P2">2152 0.76</text:p>
      <text:p text:style-name="P2"/>
      <text:p text:style-name="P2">24 - TU</text:p>
      <text:p text:style-name="P2">0416 5.42</text:p>
      <text:p text:style-name="P2">1015 0.92</text:p>
      <text:p text:style-name="P2">1642 5.23</text:p>
      <text:p text:style-name="P2">2238 1.10</text:p>
      <text:p text:style-name="P2"/>
      <text:p text:style-name="P2">25 - W</text:p>
      <text:p text:style-name="P2">0508 5.03</text:p>
      <text:p text:style-name="P2">1103 1.28</text:p>
      <text:p text:style-name="P2">1737 4.84</text:p>
      <text:p text:style-name="P2">2330 1.46</text:p>
      <text:p text:style-name="P2"/>
      <text:p text:style-name="P2">26 - TH</text:p>
      <text:p text:style-name="P2">0608 4.66</text:p>
      <text:p text:style-name="P2">1200 1.62</text:p>
      <text:p text:style-name="P2">1842 4.51</text:p>
      <text:p text:style-name="P2"/>
      <text:p text:style-name="P2"/>
      <text:p text:style-name="P2">27 - F</text:p>
      <text:p text:style-name="P2">0033 1.76</text:p>
      <text:p text:style-name="P2">0718 4.39</text:p>
      <text:p text:style-name="P2">1309 1.87</text:p>
      <text:p text:style-name="P2">1957 4.31</text:p>
      <text:p text:style-name="P2"/>
      <text:p text:style-name="P2">28 - SA</text:p>
      <text:p text:style-name="P2">0147 1.94</text:p>
      <text:p text:style-name="P2">0836 4.28</text:p>
      <text:p text:style-name="P2">1427 1.97</text:p>
      <text:p text:style-name="P2">2113 4.29</text:p>
      <text:p text:style-name="P2"/>
      <text:p text:style-name="P2">29 - SU</text:p>
      <text:p text:style-name="P2">0305 1.95</text:p>
      <text:p text:style-name="P2">0947 4.34</text:p>
      <text:p text:style-name="P2">1539 1.89</text:p>
      <text:p text:style-name="P2">2218 4.40</text:p>
      <text:p text:style-name="P2"/>
      <text:p text:style-name="P2">30 - M</text:p>
      <text:p text:style-name="P2">0409 1.82</text:p>
      <text:p text:style-name="P2">1045 4.48</text:p>
      <text:p text:style-name="P2">1635 1.73</text:p>
      <text:p text:style-name="P2">2310 4.5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458 1.63</text:p>
      <text:p text:style-name="P2">1132 4.62</text:p>
      <text:p text:style-name="P2">1719 1.53</text:p>
      <text:p text:style-name="P2">2352 4.69</text:p>
      <text:p text:style-name="P2"/>
      <text:p text:style-name="P2">2 - W</text:p>
      <text:p text:style-name="P2">0539 1.43</text:p>
      <text:p text:style-name="P2">1210 4.75</text:p>
      <text:p text:style-name="P2">1758 1.34</text:p>
      <text:p text:style-name="P2"/>
      <text:p text:style-name="P2"/>
      <text:p text:style-name="P2">3 - TH</text:p>
      <text:p text:style-name="P2">0026 4.81</text:p>
      <text:p text:style-name="P2">0616 1.25</text:p>
      <text:p text:style-name="P2">1241 4.86</text:p>
      <text:p text:style-name="P2">1834 1.16</text:p>
      <text:p text:style-name="P2"/>
      <text:p text:style-name="P2">4 - F</text:p>
      <text:p text:style-name="P2">0055 4.90</text:p>
      <text:p text:style-name="P2">0652 1.09</text:p>
      <text:p text:style-name="P2">1307 4.95</text:p>
      <text:p text:style-name="P2">1910 1.02</text:p>
      <text:p text:style-name="P2"/>
      <text:p text:style-name="P2">5 - SA</text:p>
      <text:p text:style-name="P2">0120 5.00</text:p>
      <text:p text:style-name="P2">0727 0.97</text:p>
      <text:p text:style-name="P2">1332 5.05</text:p>
      <text:p text:style-name="P2">1945 0.93</text:p>
      <text:p text:style-name="P2"/>
      <text:p text:style-name="P2">6 - SU</text:p>
      <text:p text:style-name="P2">0146 5.10</text:p>
      <text:p text:style-name="P2">0803 0.91</text:p>
      <text:p text:style-name="P2">1401 5.15</text:p>
      <text:p text:style-name="P2">2022 0.89</text:p>
      <text:p text:style-name="P2"/>
      <text:p text:style-name="P2">7 - M</text:p>
      <text:p text:style-name="P2">0217 5.18</text:p>
      <text:p text:style-name="P2">0840 0.90</text:p>
      <text:p text:style-name="P2">1434 5.21</text:p>
      <text:p text:style-name="P2">2100 0.91</text:p>
      <text:p text:style-name="P2"/>
      <text:p text:style-name="P2">8 - TU</text:p>
      <text:p text:style-name="P2">0252 5.22</text:p>
      <text:p text:style-name="P2">0920 0.95</text:p>
      <text:p text:style-name="P2">1512 5.21</text:p>
      <text:p text:style-name="P2">2140 0.99</text:p>
      <text:p text:style-name="P2"/>
      <text:p text:style-name="P2">9 - W</text:p>
      <text:p text:style-name="P2">0334 5.18</text:p>
      <text:p text:style-name="P2">1002 1.05</text:p>
      <text:p text:style-name="P2">1557 5.14</text:p>
      <text:p text:style-name="P2">2225 1.12</text:p>
      <text:p text:style-name="P2"/>
      <text:p text:style-name="P2">10 - TH</text:p>
      <text:p text:style-name="P2">0421 5.09</text:p>
      <text:p text:style-name="P2">1050 1.20</text:p>
      <text:p text:style-name="P2">1647 5.03</text:p>
      <text:p text:style-name="P2">2316 1.28</text:p>
      <text:p text:style-name="P2"/>
      <text:p text:style-name="P2">11 - F</text:p>
      <text:p text:style-name="P2">0516 4.96</text:p>
      <text:p text:style-name="P2">1145 1.35</text:p>
      <text:p text:style-name="P2">1746 4.89</text:p>
      <text:p text:style-name="P2"/>
      <text:p text:style-name="P2"/>
      <text:p text:style-name="P2">12 - SA</text:p>
      <text:p text:style-name="P2">0017 1.41</text:p>
      <text:p text:style-name="P2">0618 4.84</text:p>
      <text:p text:style-name="P2">1251 1.46</text:p>
      <text:p text:style-name="P2">1852 4.80</text:p>
      <text:p text:style-name="P2"/>
      <text:p text:style-name="P2">13 - SU</text:p>
      <text:p text:style-name="P2">0126 1.47</text:p>
      <text:p text:style-name="P2">0727 4.80</text:p>
      <text:p text:style-name="P2">1403 1.46</text:p>
      <text:p text:style-name="P2">2003 4.82</text:p>
      <text:p text:style-name="P2"/>
      <text:p text:style-name="P2">14 - M</text:p>
      <text:p text:style-name="P2">0239 1.41</text:p>
      <text:p text:style-name="P2">0839 4.87</text:p>
      <text:p text:style-name="P2">1514 1.33</text:p>
      <text:p text:style-name="P2">2113 4.96</text:p>
      <text:p text:style-name="P2"/>
      <text:p text:style-name="P2">15 - TU</text:p>
      <text:p text:style-name="P2">0347 1.23</text:p>
      <text:p text:style-name="P2">0946 5.07</text:p>
      <text:p text:style-name="P2">1618 1.12</text:p>
      <text:p text:style-name="P2">2217 5.19</text:p>
      <text:p text:style-name="P2"/>
      <text:p text:style-name="P2">16 - W</text:p>
      <text:p text:style-name="P2">0447 1.00</text:p>
      <text:p text:style-name="P2">1047 5.32</text:p>
      <text:p text:style-name="P2">1714 0.88</text:p>
      <text:p text:style-name="P2">2315 5.44</text:p>
      <text:p text:style-name="P2"/>
      <text:p text:style-name="P2">17 - TH</text:p>
      <text:p text:style-name="P2">0540 0.77</text:p>
      <text:p text:style-name="P2">1142 5.56</text:p>
      <text:p text:style-name="P2">1804 0.68</text:p>
      <text:p text:style-name="P2"/>
      <text:p text:style-name="P2"/>
      <text:p text:style-name="P2">18 - F</text:p>
      <text:p text:style-name="P2">0008 5.66</text:p>
      <text:p text:style-name="P2">0628 0.60</text:p>
      <text:p text:style-name="P2">1233 5.74</text:p>
      <text:p text:style-name="P2">1851 0.54</text:p>
      <text:p text:style-name="P2"/>
      <text:p text:style-name="P2">19 - SA</text:p>
      <text:p text:style-name="P2">0057 5.80</text:p>
      <text:p text:style-name="P2">0713 0.50</text:p>
      <text:p text:style-name="P2">1321 5.83</text:p>
      <text:p text:style-name="P2">1935 0.48</text:p>
      <text:p text:style-name="P2"/>
      <text:p text:style-name="P2">20 - SU</text:p>
      <text:p text:style-name="P2">0145 5.84</text:p>
      <text:p text:style-name="P2">0756 0.49</text:p>
      <text:p text:style-name="P2">1409 5.82</text:p>
      <text:p text:style-name="P2">2017 0.52</text:p>
      <text:p text:style-name="P2"/>
      <text:p text:style-name="P2">21 - M</text:p>
      <text:p text:style-name="P2">0232 5.77</text:p>
      <text:p text:style-name="P2">0838 0.57</text:p>
      <text:p text:style-name="P2">1456 5.70</text:p>
      <text:p text:style-name="P2">2059 0.64</text:p>
      <text:p text:style-name="P2"/>
      <text:p text:style-name="P2">22 - TU</text:p>
      <text:p text:style-name="P2">0319 5.61</text:p>
      <text:p text:style-name="P2">0920 0.73</text:p>
      <text:p text:style-name="P2">1543 5.49</text:p>
      <text:p text:style-name="P2">2142 0.83</text:p>
      <text:p text:style-name="P2"/>
      <text:p text:style-name="P2">23 - W</text:p>
      <text:p text:style-name="P2">0406 5.36</text:p>
      <text:p text:style-name="P2">1004 0.95</text:p>
      <text:p text:style-name="P2">1631 5.22</text:p>
      <text:p text:style-name="P2">2226 1.07</text:p>
      <text:p text:style-name="P2"/>
      <text:p text:style-name="P2">24 - TH</text:p>
      <text:p text:style-name="P2">0455 5.07</text:p>
      <text:p text:style-name="P2">1049 1.20</text:p>
      <text:p text:style-name="P2">1721 4.92</text:p>
      <text:p text:style-name="P2">2313 1.34</text:p>
      <text:p text:style-name="P2"/>
      <text:p text:style-name="P2">25 - F</text:p>
      <text:p text:style-name="P2">0547 4.76</text:p>
      <text:p text:style-name="P2">1138 1.47</text:p>
      <text:p text:style-name="P2">1815 4.62</text:p>
      <text:p text:style-name="P2"/>
      <text:p text:style-name="P2"/>
      <text:p text:style-name="P2">26 - SA</text:p>
      <text:p text:style-name="P2">0004 1.59</text:p>
      <text:p text:style-name="P2">0644 4.49</text:p>
      <text:p text:style-name="P2">1232 1.70</text:p>
      <text:p text:style-name="P2">1914 4.38</text:p>
      <text:p text:style-name="P2"/>
      <text:p text:style-name="P2">27 - SU</text:p>
      <text:p text:style-name="P2">0101 1.80</text:p>
      <text:p text:style-name="P2">0746 4.29</text:p>
      <text:p text:style-name="P2">1331 1.87</text:p>
      <text:p text:style-name="P2">2018 4.23</text:p>
      <text:p text:style-name="P2"/>
      <text:p text:style-name="P2">28 - M</text:p>
      <text:p text:style-name="P2">0203 1.92</text:p>
      <text:p text:style-name="P2">0851 4.19</text:p>
      <text:p text:style-name="P2">1434 1.94</text:p>
      <text:p text:style-name="P2">2122 4.18</text:p>
      <text:p text:style-name="P2"/>
      <text:p text:style-name="P2">29 - TU</text:p>
      <text:p text:style-name="P2">0305 1.94</text:p>
      <text:p text:style-name="P2">0952 4.19</text:p>
      <text:p text:style-name="P2">1535 1.91</text:p>
      <text:p text:style-name="P2">2219 4.22</text:p>
      <text:p text:style-name="P2"/>
      <text:p text:style-name="P2">30 - W</text:p>
      <text:p text:style-name="P2">0403 1.86</text:p>
      <text:p text:style-name="P2">1044 4.26</text:p>
      <text:p text:style-name="P2">1630 1.79</text:p>
      <text:p text:style-name="P2">2307 4.32</text:p>
      <text:p text:style-name="P2"/>
      <text:p text:style-name="P2">31 - TH</text:p>
      <text:p text:style-name="P2">0455 1.72</text:p>
      <text:p text:style-name="P2">1127 4.38</text:p>
      <text:p text:style-name="P2">1719 1.63</text:p>
      <text:p text:style-name="P2">2346 4.4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6d9b9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Bridge Command Training Area 1 – Times and heights of high and low waters - 20<text:span text:style-name="MT1">2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1-06T20:14:13.690917137</meta:creation-date>
    <meta:editing-duration>PT20H30M38S</meta:editing-duration>
    <meta:editing-cycles>7</meta:editing-cycles>
    <meta:generator>LibreOffice/7.1.1.2$MacOSX_X86_64 LibreOffice_project/fe0b08f4af1bacafe4c7ecc87ce55bb426164676</meta:generator>
    <dc:date>2022-05-12T08:39:40.818886668</dc:date>
    <meta:document-statistic meta:table-count="0" meta:image-count="0" meta:object-count="0" meta:page-count="3" meta:paragraph-count="1794" meta:word-count="3955" meta:character-count="15186" meta:non-whitespace-character-count="13024"/>
  </office:meta>
</office:document-meta>
</file>